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21.8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18.63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34.71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16.72mm"/>
    </style:style>
    <style:style style:name="co15" style:family="table-column">
      <style:table-column-properties fo:break-before="auto" style:column-width="44.63mm"/>
    </style:style>
    <style:style style:name="co16" style:family="table-column">
      <style:table-column-properties fo:break-before="auto" style:column-width="38.31mm"/>
    </style:style>
    <style:style style:name="co17" style:family="table-column">
      <style:table-column-properties fo:break-before="auto" style:column-width="27.73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40.43mm"/>
    </style:style>
    <style:style style:name="co20" style:family="table-column">
      <style:table-column-properties fo:break-before="auto" style:column-width="9.95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9.1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20.96mm"/>
    </style:style>
    <style:style style:name="co25" style:family="table-column">
      <style:table-column-properties fo:break-before="auto" style:column-width="5.08mm"/>
    </style:style>
    <style:style style:name="co26" style:family="table-column">
      <style:table-column-properties fo:break-before="auto" style:column-width="16.51mm"/>
    </style:style>
    <style:style style:name="co27" style:family="table-column">
      <style:table-column-properties fo:break-before="auto" style:column-width="23.92mm"/>
    </style:style>
    <style:style style:name="co28" style:family="table-column">
      <style:table-column-properties fo:break-before="auto" style:column-width="20.48mm"/>
    </style:style>
    <style:style style:name="co29" style:family="table-column">
      <style:table-column-properties fo:break-before="auto" style:column-width="25.01mm"/>
    </style:style>
    <style:style style:name="co30" style:family="table-column">
      <style:table-column-properties fo:break-before="auto" style:column-width="21.34mm"/>
    </style:style>
    <style:style style:name="co31" style:family="table-column">
      <style:table-column-properties fo:break-before="auto" style:column-width="27.31mm"/>
    </style:style>
    <style:style style:name="co32" style:family="table-column">
      <style:table-column-properties fo:break-before="auto" style:column-width="30.48mm"/>
    </style:style>
    <style:style style:name="co33" style:family="table-column">
      <style:table-column-properties fo:break-before="auto" style:column-width="25.4mm"/>
    </style:style>
    <style:style style:name="co34" style:family="table-column">
      <style:table-column-properties fo:break-before="auto" style:column-width="32.81mm"/>
    </style:style>
    <style:style style:name="co35" style:family="table-column">
      <style:table-column-properties fo:break-before="auto" style:column-width="13.34mm"/>
    </style:style>
    <style:style style:name="co36" style:family="table-column">
      <style:table-column-properties fo:break-before="auto" style:column-width="42.26mm"/>
    </style:style>
    <style:style style:name="co37" style:family="table-column">
      <style:table-column-properties fo:break-before="auto" style:column-width="34.5mm"/>
    </style:style>
    <style:style style:name="co38" style:family="table-column">
      <style:table-column-properties fo:break-before="auto" style:column-width="24.15mm"/>
    </style:style>
    <style:style style:name="co39" style:family="table-column">
      <style:table-column-properties fo:break-before="auto" style:column-width="40.3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5.5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9.31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1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58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36">
      <style:table-cell-properties fo:border-bottom="0.06pt solid #212121" fo:border-left="0.06pt solid #212121" fo:border-right="0.06pt solid #212121" fo:border-top="none"/>
    </style:style>
    <style:style style:name="ce77" style:family="table-cell" style:parent-style-name="Default" style:data-style-name="N36">
      <style:table-cell-properties fo:border="0.06pt solid #212121"/>
    </style:style>
    <style:style style:name="ce78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0.06pt solid #212121"/>
      <style:text-properties fo:font-size="10pt" style:font-size-asian="10pt" style:font-size-complex="10pt"/>
    </style:style>
    <style:style style:name="ce3" style:family="table-cell" style:parent-style-name="Default" style:data-style-name="N114">
      <style:table-cell-properties fo:border-bottom="0.06pt solid #000000" style:text-align-source="fix" style:repeat-content="false" fo:border-left="0.06pt solid #212121" fo:border-right="0.06pt solid #212121" fo:border-top="0.06pt solid #212121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15">
      <style:table-cell-properties fo:border-bottom="0.06pt solid #212121" fo:background-color="#ffff99" fo:border-left="0.06pt solid #212121" fo:border-right="0.06pt solid #212121" fo:border-top="none"/>
    </style:style>
    <style:style style:name="ce13" style:family="table-cell" style:parent-style-name="Default" style:data-style-name="N115">
      <style:table-cell-properties fo:background-color="#ffff99" fo:border="0.06pt solid #212121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36"/>
    <style:style style:name="ce14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5" style:family="table-cell" style:parent-style-name="Default" style:data-style-name="N115">
      <style:table-cell-properties fo:background-color="#99ccff" style:text-align-source="fix" style:repeat-content="false" fo:border="0.06pt solid #212121" style:vertical-align="automatic"/>
      <style:paragraph-properties fo:text-align="center"/>
    </style:style>
    <style:style style:name="ce5" style:family="table-cell" style:parent-style-name="Default" style:data-style-name="N114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115"/>
    <style:style style:name="ce16" style:family="table-cell" style:parent-style-name="Excel_5f_BuiltIn_5f_Currency" style:data-style-name="N11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0">
      <style:table-cell-properties style:text-align-source="fix" style:repeat-content="false" fo:border="0.06pt solid #212121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fo:border-bottom="0.06pt solid #212121" fo:border-left="0.06pt solid #212121" fo:border-right="0.06pt solid #212121" fo:border-top="none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able-cell-properties style:text-align-source="fix" style:repeat-content="false" fo:border="0.06pt solid #212121" style:vertical-align="automatic"/>
      <style:paragraph-properties fo:text-align="start" fo:margin-left="0m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</style:style>
    <style:style style:name="ce96" style:family="table-cell" style:parent-style-name="Default" style:data-style-name="N0">
      <style:table-cell-properties style:text-align-source="fix" style:repeat-content="false" fo:border="0.06pt solid #212121" fo:padding-bottom="0.35mm" fo:padding-left="0.35mm" fo:padding-right="0mm" fo:padding-top="0.35mm" style:vertical-align="automatic"/>
      <style:paragraph-properties fo:text-align="end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2">
      <style:table-cell-properties style:text-align-source="fix" style:repeat-content="false" fo:border="0.06pt solid #212121" style:vertical-align="automatic"/>
      <style:paragraph-properties fo:text-align="center"/>
    </style:style>
    <style:style style:name="ce99" style:family="table-cell" style:parent-style-name="Default" style:data-style-name="N2">
      <style:table-cell-properties style:text-align-source="fix" style:repeat-content="false" fo:border="0.06pt solid #212121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101" style:family="table-cell" style:parent-style-name="Default" style:data-style-name="N0">
      <style:text-properties style:font-name="Arial1" fo:font-size="12pt" style:font-name-asian="Arial1" style:font-size-asian="12pt" style:font-name-complex="Arial1" style:font-size-complex="12pt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3" style:family="table-cell" style:parent-style-name="Default" style:data-style-name="N0">
      <style:table-cell-properties fo:border-bottom="none" fo:background-color="#ccffcc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1" fo:font-size="12pt" style:font-name-asian="Arial1" style:font-size-asian="12pt" style:font-name-complex="Arial1" style:font-size-complex="12pt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ackground-color="#ff0000" style:text-align-source="fix" style:repeat-content="false" fo:wrap-option="wrap" fo:border="0.06pt solid #212121" style:vertical-align="middle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 style:data-style-name="N10">
      <style:table-cell-properties fo:border="0.06pt solid #212121"/>
    </style:style>
    <style:style style:name="ce110" style:family="table-cell" style:parent-style-name="Default" style:data-style-name="N115">
      <style:table-cell-properties fo:border="0.06pt solid #212121"/>
    </style:style>
    <style:style style:name="ce111" style:family="table-cell" style:parent-style-name="Default" style:data-style-name="N0">
      <style:table-cell-properties fo:border-bottom="0.06pt solid #212121" fo:border-left="0.06pt solid #212121" fo:border-right="none" fo:border-top="0.06pt solid #212121"/>
    </style:style>
    <style:style style:name="ce112" style:family="table-cell" style:parent-style-name="Default" style:data-style-name="N0">
      <style:table-cell-properties fo:border-bottom="none" fo:border-left="0.06pt solid #212121" fo:border-right="0.06pt solid #212121" fo:border-top="0.06pt solid #212121"/>
    </style:style>
    <style:style style:name="ce113" style:family="table-cell" style:parent-style-name="Default" style:data-style-name="N0">
      <style:table-cell-properties fo:border="0.06pt solid #000000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114" style:family="table-cell" style:parent-style-name="Default" style:data-style-name="N115">
      <style:table-cell-properties fo:border-bottom="none" fo:border-left="0.06pt solid #212121" fo:border-right="0.06pt solid #212121" fo:border-top="0.06pt solid #212121"/>
    </style:style>
    <style:style style:name="ce115" style:family="table-cell" style:parent-style-name="Default" style:data-style-name="N115">
      <style:table-cell-properties fo:border="0.06pt solid #000000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color="#ff0000" style:font-name="Arial CE1" fo:font-size="10pt" style:font-name-asian="Arial CE1" style:font-size-asian="10pt" style:font-name-complex="Arial CE1" style:font-size-complex="10pt"/>
    </style:style>
    <style:style style:name="ce117" style:family="table-cell" style:parent-style-name="Default" style:data-style-name="N0">
      <style:table-cell-properties fo:wrap-option="wrap" fo:border="0.06pt solid #212121" style:vertical-align="automatic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212121" style:vertical-align="middle"/>
      <style:paragraph-properties fo:text-align="center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20" style:family="table-cell" style:parent-style-name="Default" style:data-style-name="N116">
      <style:table-cell-properties fo:border="0.06pt solid #212121"/>
    </style:style>
    <style:style style:name="ce121" style:family="table-cell" style:parent-style-name="Default" style:data-style-name="N0">
      <style:table-cell-properties fo:border="0.06pt solid #212121"/>
    </style:style>
    <style:style style:name="ce125" style:family="table-cell" style:parent-style-name="Default" style:data-style-name="N0">
      <style:table-cell-properties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26" style:family="table-cell" style:parent-style-name="Default" style:data-style-name="N36">
      <style:table-cell-properties fo:border="0.06pt solid #212121"/>
      <style:text-properties fo:font-size="10pt" style:font-size-asian="10pt" style:font-size-complex="10pt"/>
    </style:style>
    <style:style style:name="ce127" style:family="table-cell" style:parent-style-name="Excel_5f_BuiltIn_5f_Comma" style:data-style-name="N113">
      <style:table-cell-properties style:cell-protect="protected" style:print-content="true" style:text-align-source="fix" style:repeat-content="false" fo:background-color="transparent" fo:border="0.06pt solid #212121" fo:padding-bottom="0.35mm" fo:padding-left="0.35mm" fo:padding-right="0mm" fo:padding-top="0.35mm" style:vertical-align="automatic"/>
      <style:paragraph-properties fo:text-align="end"/>
      <style:text-properties fo:font-size="10pt" style:font-size-asian="10pt" style:font-size-complex="10pt"/>
    </style:style>
    <style:style style:name="ce128" style:family="table-cell" style:parent-style-name="Default" style:data-style-name="N110">
      <style:table-cell-properties fo:border="0.06pt solid #212121"/>
    </style:style>
    <style:style style:name="ce130" style:family="table-cell" style:parent-style-name="Default" style:data-style-name="N110">
      <style:table-cell-properties fo:border="0.06pt solid #212121"/>
      <style:text-properties fo:color="#ff00ff" style:font-name="Arial CE1" fo:font-size="10pt" style:font-name-asian="Arial CE1" style:font-size-asian="10pt" style:font-name-complex="Arial CE1" style:font-size-complex="10pt"/>
    </style:style>
    <style:style style:name="ce13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32" style:family="table-cell" style:parent-style-name="Default" style:data-style-name="N0">
      <style:text-properties style:font-name="Arial CE1" fo:font-size="14pt" fo:font-weight="bold" style:font-name-asian="Arial CE1" style:font-size-asian="14pt" style:font-weight-asian="bold" style:font-name-complex="Arial CE1" style:font-size-complex="14pt" style:font-weight-complex="bold"/>
    </style:style>
    <style:style style:name="ce133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134" style:family="table-cell" style:parent-style-name="Default" style:data-style-name="N117"/>
    <style:style style:name="ce135" style:family="table-cell" style:parent-style-name="Default" style:data-style-name="N2"/>
    <style:style style:name="ce59" style:family="table-cell" style:parent-style-name="Default" style:data-style-name="N0">
      <style:text-properties style:font-name="Arial CE1" fo:font-size="10pt" style:font-name-asian="Arial CE1" style:font-size-asian="10pt" style:font-name-complex="Arial CE1" style:font-size-complex="10pt"/>
    </style:style>
    <style:style style:name="ce60" style:family="table-cell" style:parent-style-name="Default" style:data-style-name="N0">
      <style:text-properties style:font-name="Arial CE1" fo:font-size="8pt" style:font-name-asian="Arial CE1" style:font-size-asian="8pt" style:font-name-complex="Arial CE1" style:font-size-complex="8pt"/>
    </style:style>
    <style:style style:name="ce61" style:family="table-cell" style:parent-style-name="Default" style:data-style-name="N0">
      <style:table-cell-properties fo:border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2" style:family="table-cell" style:parent-style-name="Default" style:data-style-name="N0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74" style:family="table-cell" style:parent-style-name="Default" style:data-style-name="N0">
      <style:table-cell-properties fo:background-color="transparent" fo:border="0.06pt solid #2c2c2c" style:vertical-align="automatic"/>
      <style:text-properties style:font-name="Arial CE1" fo:font-size="10pt" style:font-name-asian="Arial CE1" style:font-size-asian="10pt" style:font-name-complex="Arial CE1" style:font-size-complex="10pt"/>
    </style:style>
    <style:style style:name="ce68" style:family="table-cell" style:parent-style-name="Default" style:data-style-name="N0">
      <style:table-cell-properties style:text-align-source="fix" style:repeat-content="false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0" style:family="table-cell" style:parent-style-name="Default" style:data-style-name="N0">
      <style:table-cell-properties style:text-align-source="fix" style:repeat-content="false" fo:border="0.06pt solid #2c2c2c" style:vertical-align="automatic"/>
      <style:paragraph-properties fo:text-align="center"/>
      <style:text-properties style:font-name="Arial CE1" fo:font-size="10pt" style:font-name-asian="Arial CE1" style:font-size-asian="10pt" style:font-name-complex="Arial CE1" style:font-size-complex="10pt"/>
    </style:style>
    <style:style style:name="ce71" style:family="table-cell" style:parent-style-name="Default" style:data-style-name="N76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3" style:family="table-cell" style:parent-style-name="Default" style:data-style-name="N115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4" style:family="table-cell" style:parent-style-name="Default" style:data-style-name="N0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5" style:family="table-cell" style:parent-style-name="Default" style:data-style-name="N0">
      <style:table-cell-properties fo:border-bottom="0.06pt solid #2c2c2c" fo:border-left="none" fo:border-right="0.06pt solid #2c2c2c" fo:border-top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6" style:family="table-cell" style:parent-style-name="Default" style:data-style-name="N76">
      <style:table-cell-properties fo:border-bottom="0.06pt solid #2c2c2c" fo:border-left="none" fo:border-right="0.06pt solid #2c2c2c" fo:border-top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67" style:family="table-cell" style:parent-style-name="Default" style:data-style-name="N11">
      <style:table-cell-properties fo:border-bottom="0.06pt solid #2c2c2c" fo:border-left="none" fo:border-right="0.06pt solid #2c2c2c" fo:border-top="0.06pt solid #2c2c2c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2c2c2c" style:vertical-align="middle"/>
      <style:paragraph-properties fo:text-align="center"/>
      <style:text-properties style:font-name="Arial CE1" fo:font-size="10pt" fo:font-weight="bold" style:font-name-asian="Arial CE1" style:font-size-asian="10pt" style:font-weight-asian="bold" style:font-name-complex="Arial CE1" style:font-size-complex="10pt" style:font-weight-complex="bold"/>
    </style:style>
    <style:style style:name="ce72" style:family="table-cell" style:parent-style-name="Default" style:data-style-name="N119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ce73" style:family="table-cell" style:parent-style-name="Default" style:data-style-name="N115">
      <style:table-cell-properties fo:border="0.06pt solid #2c2c2c"/>
      <style:text-properties style:font-name="Arial CE1" fo:font-size="10pt" style:font-name-asian="Arial CE1" style:font-size-asian="10pt" style:font-name-complex="Arial CE1" style:font-size-complex="10pt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textarea-horizontal-align="left" draw:textarea-vertical-align="middle" draw:auto-grow-height="false" draw:auto-grow-width="false" fo:min-height="79.67mm" fo:min-width="0mm" fo:padding-top="1.3mm" fo:padding-bottom="1.3mm" fo:padding-left="2.5mm" fo:padding-right="2.5mm" fo:wrap-option="no-wrap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gradient-name="a2" draw:textarea-horizontal-align="center" draw:textarea-vertical-align="top" draw:auto-grow-height="false" draw:auto-grow-width="false" fo:min-height="5.7mm" fo:min-width="54.63mm" fo:padding-top="0.56mm" fo:padding-bottom="0.56mm" fo:padding-left="0.56mm" fo:padding-right="0.56mm" fo:wrap-option="wrap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gradient-name="a9" draw:textarea-horizontal-align="center" draw:textarea-vertical-align="top" draw:auto-grow-height="false" draw:auto-grow-width="false" fo:min-height="5.4mm" fo:min-width="59.26mm" fo:padding-top="0.56mm" fo:padding-bottom="0.56mm" fo:padding-left="0.56mm" fo:padding-right="0.56mm" fo:wrap-option="wrap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textarea-horizontal-align="left" draw:textarea-vertical-align="middle" draw:auto-grow-height="false" draw:auto-grow-width="false" fo:min-height="78.99mm" fo:min-width="0mm" fo:padding-top="1.3mm" fo:padding-bottom="1.3mm" fo:padding-left="2.5mm" fo:padding-right="2.5mm" fo:wrap-option="no-wrap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gradient-name="a16" draw:textarea-horizontal-align="center" draw:textarea-vertical-align="top" draw:auto-grow-height="false" draw:auto-grow-width="false" fo:min-height="5.4mm" fo:min-width="67.13mm" fo:padding-top="0.56mm" fo:padding-bottom="0.56mm" fo:padding-left="0.56mm" fo:padding-right="0.56mm" fo:wrap-option="wrap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gradient-name="a23" draw:textarea-horizontal-align="center" draw:textarea-vertical-align="top" draw:auto-grow-height="false" draw:auto-grow-width="false" fo:min-height="5.43mm" fo:min-width="66.47mm" fo:padding-top="0.56mm" fo:padding-bottom="0.56mm" fo:padding-left="0.56mm" fo:padding-right="0.56mm" fo:wrap-option="wrap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gradient-name="a30" draw:textarea-horizontal-align="center" draw:textarea-vertical-align="top" draw:auto-grow-height="false" draw:auto-grow-width="false" fo:min-height="10.98mm" fo:min-width="59.92mm" fo:padding-top="0.56mm" fo:padding-bottom="0.56mm" fo:padding-left="0.56mm" fo:padding-right="0.56mm" fo:wrap-option="wrap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style:writing-mode="lr-tb" style:font-independent-line-spacing="false"/>
    </style:style>
    <style:style style:name="P2" style:family="paragraph">
      <style:paragraph-properties fo:margin-left="0mm" fo:margin-right="0mm" fo:margin-top="0mm" fo:margin-bottom="0mm" fo:line-height="100%" fo:text-align="center" fo:text-indent="0mm" style:punctuation-wrap="simple" style:writing-mode="lr-tb">
        <style:tab-stops/>
      </style:paragraph-properties>
    </style:style>
    <style:style style:name="P3" style:family="paragraph">
      <loext:graphic-properties draw:fill="gradient" draw:fill-gradient-name="a2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4" style:family="paragraph">
      <loext:graphic-properties draw:fill="gradient" draw:fill-gradient-name="a9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5" style:family="paragraph">
      <loext:graphic-properties draw:fill="gradient" draw:fill-gradient-name="a16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6" style:family="paragraph">
      <loext:graphic-properties draw:fill="gradient" draw:fill-gradient-name="a23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7" style:family="paragraph">
      <loext:graphic-properties draw:fill="gradient" draw:fill-gradient-name="a30"/>
      <style:paragraph-properties fo:margin-left="0mm" fo:margin-right="0mm" fo:margin-top="0mm" fo:margin-bottom="0mm" fo:line-height="100%" fo:text-align="center" fo:text-indent="0mm" style:punctuation-wrap="simple" style:writing-mode="lr-tb" style:font-independent-line-spacing="false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Arial CE'" style:font-family-generic="swiss" style:font-pitch="variable" fo:font-size="12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bold" style:font-family-complex="'Arial CE'" style:font-family-generic-complex="swiss" style:font-pitch-complex="variable" style:font-size-complex="12pt" style:font-style-complex="normal" style:font-weight-complex="bold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Arial CE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A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number-columns-repeated="2" table:default-cell-style-name="ce58"/>
        <table:table-column table:style-name="co6" table:default-cell-style-name="ce58"/>
        <table:table-column table:style-name="co4" table:default-cell-style-name="ce58"/>
        <table:table-column table:style-name="co7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>
            <draw:custom-shape table:end-cell-address="SUMA.E20" table:end-x="10.28mm" table:end-y="3.37mm" draw:z-index="1" draw:name="Auto kształt 5" draw:style-name="gr1" draw:text-style-name="P1" svg:width="7.46mm" svg:height="86.79mm" svg:x="2.82mm" svg:y="4.64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style-name="ce4">
            <draw:custom-shape table:end-cell-address="SUMA.H3" table:end-x="17.24mm" table:end-y="3.17mm" draw:z-index="0" draw:name="Tekst 1" draw:style-name="gr2" draw:text-style-name="P3" svg:width="55.74mm" svg:height="6.81mm" svg:x="5.33mm" svg:y="1.46mm">
              <text:p text:style-name="P2"><text:span text:style-name="T1">Oblicz sumę z wartości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style-name="ce4"/>
          <table:table-cell table:style-name="ce5"/>
          <table:table-cell table:number-columns-repeated="1016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SUMA</text:p>
          </table:table-cell>
          <table:table-cell table:style-name="ce15" table:formula="of:=SUM([.D3:.D21])" office:value-type="float" office:value="1117.95" calcext:value-type="float">
            <text:p>1 117,95 zł</text:p>
          </table:table-cell>
          <table:table-cell table:style-name="ce10"/>
          <table:table-cell table:style-name="ce16" office:value-type="float" office:value="1117.95" calcext:value-type="float">
            <text:p>1 117,95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84"/>
          <table:table-cell/>
          <table:table-cell table:style-name="ce10"/>
          <table:table-cell table:number-columns-repeated="1016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UMA.$A$1" table:cell-range-address="SUMA.$B$2:SUMA.$D$28"/>
        </table:named-expressions>
      </table:table>
      <table:table table:name="ŚREDNIA" table:style-name="ta1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58"/>
        <table:table-column table:style-name="co12" table:default-cell-style-name="ce58"/>
        <table:table-column table:style-name="co5" table:number-columns-repeated="1017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ŚREDNIA.I3" table:end-x="8.73mm" table:end-y="2.35mm" draw:z-index="0" draw:name="Tekst 1" draw:style-name="gr3" draw:text-style-name="P4" svg:width="60.37mm" svg:height="6.51mm" svg:x="2.99mm" svg:y="0.94mm">
              <text:p text:style-name="P2"><text:span text:style-name="T1">Oblicz średnią 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ŚREDNIA.E20" table:end-x="10.83mm" table:end-y="3.28mm" draw:z-index="1" draw:name="Auto kształt 3" draw:style-name="gr4" draw:text-style-name="P1" svg:width="7.39mm" svg:height="86.07mm" svg:x="3.46mm" svg:y="0.19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ŚREDNIA</text:p>
          </table:table-cell>
          <table:table-cell table:style-name="ce15" table:formula="of:=AVERAGE([.D3:.D21])" office:value-type="float" office:value="58.8394736842105" calcext:value-type="float">
            <text:p>58,84 zł</text:p>
          </table:table-cell>
          <table:table-cell table:style-name="ce10"/>
          <table:table-cell table:style-name="ce16" office:value-type="float" office:value="58.84" calcext:value-type="float">
            <text:p>58,84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N" table:style-name="ta1">
        <table:table-column table:style-name="co1" table:default-cell-style-name="ce58"/>
        <table:table-column table:style-name="co13" table:default-cell-style-name="ce58"/>
        <table:table-column table:style-name="co10" table:default-cell-style-name="ce58"/>
        <table:table-column table:style-name="co14" table:default-cell-style-name="ce58"/>
        <table:table-column table:style-name="co5" table:number-columns-repeated="4" table:default-cell-style-name="ce58"/>
        <table:table-column table:style-name="co7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MIN.I3" table:end-x="19.38mm" table:end-y="2.35mm" draw:z-index="0" draw:name="Tekst 1" draw:style-name="gr5" draw:text-style-name="P5" svg:width="68.24mm" svg:height="6.51mm" svg:x="4.48mm" svg:y="0.94mm">
              <text:p text:style-name="P2"><text:span text:style-name="T1">Znajdź mini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MIN.E20" table:end-x="10.26mm" table:end-y="3.54mm" draw:z-index="1" draw:name="Auto kształt 3" draw:style-name="gr4" draw:text-style-name="P1" svg:width="7.49mm" svg:height="86.07mm" svg:x="2.77mm" svg:y="0.45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IN</text:p>
          </table:table-cell>
          <table:table-cell table:style-name="ce15" table:formula="of:=MIN([.D3:.D21])" office:value-type="float" office:value="2.55" calcext:value-type="float">
            <text:p>2,55 zł</text:p>
          </table:table-cell>
          <table:table-cell table:style-name="ce10"/>
          <table:table-cell table:style-name="ce16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X" table:style-name="ta1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number-columns-repeated="4" table:default-cell-style-name="ce58"/>
        <table:table-column table:style-name="co12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MAX.I3" table:end-x="16.61mm" table:end-y="3.15mm" draw:z-index="0" draw:name="Tekst 1" draw:style-name="gr6" draw:text-style-name="P6" svg:width="67.58mm" svg:height="6.54mm" svg:x="2.39mm" svg:y="1.71mm">
              <text:p text:style-name="P2"><text:span text:style-name="T1">Znajdź maksymalną <text:s/>wartość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MAX.E20" table:end-x="10.83mm" table:end-y="3.28mm" draw:z-index="1" draw:name="Auto kształt 3" draw:style-name="gr4" draw:text-style-name="P1" svg:width="7.39mm" svg:height="86.07mm" svg:x="3.46mm" svg:y="0.19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AX</text:p>
          </table:table-cell>
          <table:table-cell table:style-name="ce15" table:formula="of:=MAX([.D3:.D21])" office:value-type="float" office:value="166.89" calcext:value-type="float">
            <text:p>166,89 zł</text:p>
          </table:table-cell>
          <table:table-cell table:style-name="ce10"/>
          <table:table-cell table:style-name="ce16" office:value-type="float" office:value="166.89" calcext:value-type="float">
            <text:p>166,89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YST_NAJCZĘŚCIEJ" table:style-name="ta1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58"/>
        <table:table-column table:style-name="co15" table:default-cell-style-name="ce58"/>
        <table:table-column table:style-name="co5" table:number-columns-repeated="1017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/>
          <table:table-cell>
            <draw:custom-shape table:end-cell-address="WYST_NAJCZĘŚCIEJ.H5" table:end-x="2.73mm" table:end-y="0.07mm" draw:z-index="0" draw:name="Tekst 1" draw:style-name="gr7" draw:text-style-name="P7" svg:width="61.03mm" svg:height="12.09mm" svg:x="4.11mm" svg:y="3.03mm">
              <text:p text:style-name="P2"><text:span text:style-name="T1">Oblicz która z wartości występujenajczęściej</text:span></text:p>
              <draw:enhanced-geometry svg:viewBox="0 0 21600 21600" draw:text-areas="?f10 ?f12 ?f11 ?f13" draw:type="non-primitive" draw:enhanced-path="M ?f8 ?f8 L ?f9 ?f8 ?f9 ?f9 ?f8 ?f9 ?f8 ?f8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</table:table-cell>
          <table:table-cell table:number-columns-repeated="1018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WYST_NAJCZĘŚCIEJ.E20" table:end-x="10.83mm" table:end-y="3.28mm" draw:z-index="1" draw:name="Auto kształt 3" draw:style-name="gr4" draw:text-style-name="P1" svg:width="7.39mm" svg:height="86.07mm" svg:x="3.46mm" svg:y="0.19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WYST.NAJCZĘŚCIEJ</text:p>
          </table:table-cell>
          <table:table-cell table:style-name="ce15" table:formula="of:=MODE([.D3:.D21])" office:value-type="float" office:value="2.55" calcext:value-type="float">
            <text:p>2,55 zł</text:p>
          </table:table-cell>
          <table:table-cell table:style-name="ce10"/>
          <table:table-cell table:style-name="ce16" office:value-type="float" office:value="2.55" calcext:value-type="float">
            <text:p>2,55 zł </text:p>
          </table:table-cell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ZWIĄZANIA" table:style-name="ta2">
        <table:table-column table:style-name="co1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5" table:default-cell-style-name="ce58"/>
        <table:table-column table:style-name="co16" table:default-cell-style-name="ce58"/>
        <table:table-column table:style-name="co17" table:default-cell-style-name="ce58"/>
        <table:table-column table:style-name="co5" table:number-columns-repeated="1016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ategoria</text:p>
          </table:table-cell>
          <table:table-cell table:style-name="ce3" office:value-type="string" calcext:value-type="string">
            <text:p>Wartość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date" office:date-value="1997-04-09" calcext:value-type="date">
            <text:p>9.04.1997</text:p>
          </table:table-cell>
          <table:table-cell table:style-name="ce78" office:value-type="string" calcext:value-type="string">
            <text:p>Książki czasopisma</text:p>
          </table:table-cell>
          <table:table-cell table:style-name="ce8" office:value-type="float" office:value="84.96" calcext:value-type="float">
            <text:p>84,96 zł</text:p>
          </table:table-cell>
          <table:table-cell>
            <draw:custom-shape table:end-cell-address="ROZWIĄZANIA.E20" table:end-x="10.83mm" table:end-y="3.28mm" draw:z-index="0" draw:name="Auto kształt 2" draw:style-name="gr4" draw:text-style-name="P1" svg:width="7.39mm" svg:height="86.07mm" svg:x="3.46mm" svg:y="0.19mm">
              <text:p/>
              <draw:enhanced-geometry svg:viewBox="0 0 21600 21600" draw:text-areas="?f35 ?f30 ?f40 ?f31" draw:glue-points="?f35 ?f36 ?f35 ?f37 ?f38 ?f39" draw:type="non-primitive" draw:modifiers="1800 10667" draw:enhanced-path="M ?f8 ?f8 C ?f10 ?f8 ?f11 ?f15 ?f11 ?f13 L ?f11 ?f25 C ?f11 ?f26 ?f12 ?f14 ?f9 ?f14 ?f12 ?f14 ?f11 ?f27 ?f11 ?f28 L ?f11 ?f16 C ?f11 ?f29 ?f10 ?f9 ?f8 ?f9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5400"/>
                <draw:equation draw:name="f11" draw:formula="10800"/>
                <draw:equation draw:name="f12" draw:formula="16200"/>
                <draw:equation draw:name="f13" draw:formula="$0"/>
                <draw:equation draw:name="f14" draw:formula="$1"/>
                <draw:equation draw:name="f15" draw:formula="?f13 / 2"/>
                <draw:equation draw:name="f16" draw:formula="21600 - ?f13"/>
                <draw:equation draw:name="f17" draw:formula="?f13 * 10000"/>
                <draw:equation draw:name="f18" draw:formula="10800 * ?f6"/>
                <draw:equation draw:name="f19" draw:formula="0 * ?f6"/>
                <draw:equation draw:name="f20" draw:formula="7800 * ?f6"/>
                <draw:equation draw:name="f21" draw:formula="0 * ?f7"/>
                <draw:equation draw:name="f22" draw:formula="21600 * ?f7"/>
                <draw:equation draw:name="f23" draw:formula="21600 * ?f6"/>
                <draw:equation draw:name="f24" draw:formula="10800 * ?f7"/>
                <draw:equation draw:name="f25" draw:formula="?f14 - ?f13"/>
                <draw:equation draw:name="f26" draw:formula="?f14 - ?f15"/>
                <draw:equation draw:name="f27" draw:formula="?f14 + ?f15"/>
                <draw:equation draw:name="f28" draw:formula="?f14 + ?f13"/>
                <draw:equation draw:name="f29" draw:formula="21600 - ?f15"/>
                <draw:equation draw:name="f30" draw:formula="?f17 / 31953"/>
                <draw:equation draw:name="f31" draw:formula="21600 - ?f30"/>
                <draw:equation draw:name="f32" draw:formula="$0 / ?f7"/>
                <draw:equation draw:name="f33" draw:formula="$1 / ?f7"/>
                <draw:equation draw:name="f34" draw:formula="?f18 / ?f6"/>
                <draw:equation draw:name="f35" draw:formula="?f19 / ?f6"/>
                <draw:equation draw:name="f36" draw:formula="?f21 / ?f7"/>
                <draw:equation draw:name="f37" draw:formula="?f22 / ?f7"/>
                <draw:equation draw:name="f38" draw:formula="?f23 / ?f6"/>
                <draw:equation draw:name="f39" draw:formula="?f24 / ?f7"/>
                <draw:equation draw:name="f40" draw:formula="?f20 / ?f6"/>
                <draw:handle draw:handle-position="?f34 $0" draw:handle-range-y-minimum="0" draw:handle-range-y-maximum="5400"/>
                <draw:handle draw:handle-position="21600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77" office:value-type="date" office:date-value="1997-04-01" calcext:value-type="date">
            <text:p>1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5" calcext:value-type="date">
            <text:p>15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3" calcext:value-type="date">
            <text:p>23.04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5" calcext:value-type="date">
            <text:p>5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9" calcext:value-type="date">
            <text:p>29.05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6-06" calcext:value-type="date">
            <text:p>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6.89" calcext:value-type="float">
            <text:p>166,89 zł</text:p>
          </table:table-cell>
          <table:table-cell/>
          <table:table-cell table:style-name="ce14" office:value-type="string" calcext:value-type="string">
            <text:p>SUMA</text:p>
          </table:table-cell>
          <table:table-cell table:style-name="ce15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6-26" calcext:value-type="date">
            <text:p>26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36.75" calcext:value-type="float">
            <text:p>36,75 zł</text:p>
          </table:table-cell>
          <table:table-cell/>
          <table:table-cell table:style-name="ce14" office:value-type="string" calcext:value-type="string">
            <text:p>ŚREDNIA</text:p>
          </table:table-cell>
          <table:table-cell table:style-name="ce15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6-30" calcext:value-type="date">
            <text:p>30.06.1997</text:p>
          </table:table-cell>
          <table:table-cell table:style-name="ce79" office:value-type="string" calcext:value-type="string">
            <text:p>Książki/czasopisma</text:p>
          </table:table-cell>
          <table:table-cell table:style-name="ce13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IN</text:p>
          </table:table-cell>
          <table:table-cell table:style-name="ce15" table:formula="of:=MIN([.D3:.D21])" office:value-type="float" office:value="2.55" calcext:value-type="float">
            <text:p>2,55 zł</text:p>
          </table:table-cell>
          <table:table-cell table:style-name="ce10"/>
          <table:table-cell table:style-name="ce16"/>
          <table:table-cell table:number-columns-repeated="1015"/>
        </table:table-row>
        <table:table-row table:style-name="ro1">
          <table:table-cell/>
          <table:table-cell table:style-name="ce77" office:value-type="date" office:date-value="1997-04-05" calcext:value-type="date">
            <text:p>5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4.25" calcext:value-type="float">
            <text:p>14,25 zł</text:p>
          </table:table-cell>
          <table:table-cell/>
          <table:table-cell table:style-name="ce14" office:value-type="string" calcext:value-type="string">
            <text:p>MAX</text:p>
          </table:table-cell>
          <table:table-cell table:style-name="ce15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4-11" calcext:value-type="date">
            <text:p>11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8.43" calcext:value-type="float">
            <text:p>8,43 zł</text:p>
          </table:table-cell>
          <table:table-cell/>
          <table:table-cell table:style-name="ce14" office:value-type="string" calcext:value-type="string">
            <text:p>WYST.NAJCZĘŚCIEJ</text:p>
          </table:table-cell>
          <table:table-cell table:style-name="ce15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date" office:date-value="1997-04-17" calcext:value-type="date">
            <text:p>1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19" calcext:value-type="date">
            <text:p>19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4-27" calcext:value-type="date">
            <text:p>27.04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2" calcext:value-type="date">
            <text:p>2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08" calcext:value-type="date">
            <text:p>8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11" calcext:value-type="date">
            <text:p>11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date" office:date-value="1997-05-20" calcext:value-type="date">
            <text:p>20.05.1997</text:p>
          </table:table-cell>
          <table:table-cell table:style-name="ce7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ystyka" table:style-name="ta3">
        <table:table-column table:style-name="co5" table:default-cell-style-name="ce58"/>
        <table:table-column table:style-name="co18" table:default-cell-style-name="ce58"/>
        <table:table-column table:style-name="co19" table:default-cell-style-name="ce58"/>
        <table:table-column table:style-name="co5" table:number-columns-repeated="1020" table:default-cell-style-name="ce58"/>
        <table:table-column table:style-name="co8" table:default-cell-style-name="ce5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KLASA</text:p>
          </table:table-cell>
          <table:table-cell table:style-name="ce79" office:value-type="string" calcext:value-type="string">
            <text:p>ILOŚĆ UCZNIÓW</text:p>
          </table:table-cell>
          <table:table-cell table:style-name="ce79" office:value-type="string" calcext:value-type="string">
            <text:p>ŚREDNIA KLASY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A</text:p>
          </table:table-cell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3.8" calcext:value-type="float">
            <text:p>3,8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B</text:p>
          </table:table-cell>
          <table:table-cell table:style-name="ce79" office:value-type="float" office:value="35" calcext:value-type="float">
            <text:p>35</text:p>
          </table:table-cell>
          <table:table-cell table:style-name="ce79" office:value-type="float" office:value="3.2" calcext:value-type="float">
            <text:p>3,2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C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D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.9" calcext:value-type="float">
            <text:p>3,9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A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B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.6" calcext:value-type="float">
            <text:p>3,6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C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4.2" calcext:value-type="float">
            <text:p>4,2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A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.8" calcext:value-type="float">
            <text:p>3,8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B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3.9" calcext:value-type="float">
            <text:p>3,9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C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4.3" calcext:value-type="float">
            <text:p>4,3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IID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.1" calcext:value-type="float">
            <text:p>3,1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VA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4.1" calcext:value-type="float">
            <text:p>4,1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VB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4.6" calcext:value-type="float">
            <text:p>4,6</text:p>
          </table:table-cell>
          <table:table-cell table:style-name="ce79" table:number-columns-repeated="2"/>
          <table:table-cell table:number-columns-repeated="1019"/>
        </table:table-row>
        <table:table-row table:style-name="ro1">
          <table:table-cell table:style-name="ce79" office:value-type="string" calcext:value-type="string">
            <text:p>IVC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3.9" calcext:value-type="float">
            <text:p>3,9</text:p>
          </table:table-cell>
          <table:table-cell table:style-name="ce79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79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79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79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79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79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ŚREDNIA ILOŚĆ UCZNIÓW W KLASIE</text:p>
          </table:table-cell>
          <table:table-cell table:number-columns-repeated="2"/>
          <table:table-cell table:style-name="ce79" table:formula="of:=AVERAGE(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79" table:formula="of:=AVERAGE(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CENY" table:style-name="ta3">
        <table:table-column table:style-name="co5" table:default-cell-style-name="ce58"/>
        <table:table-column table:style-name="co17" table:default-cell-style-name="ce58"/>
        <table:table-column table:style-name="co7" table:default-cell-style-name="ce58"/>
        <table:table-column table:style-name="co20" table:number-columns-repeated="2" table:default-cell-style-name="ce58"/>
        <table:table-column table:style-name="co21" table:default-cell-style-name="ce58"/>
        <table:table-column table:style-name="co20" table:default-cell-style-name="ce58"/>
        <table:table-column table:style-name="co22" table:default-cell-style-name="ce58"/>
        <table:table-column table:style-name="co21" table:default-cell-style-name="ce58"/>
        <table:table-column table:style-name="co5" table:number-columns-repeated="1014" table:default-cell-style-name="ce58"/>
        <table:table-column table:style-name="co8" table:default-cell-style-name="ce58"/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90" office:value-type="string" calcext:value-type="string">
            <text:p>przedmioty</text:p>
          </table:table-cell>
          <table:table-cell table:style-name="ce94" office:value-type="string" calcext:value-type="string">
            <text:p>liczba uczniów</text:p>
          </table:table-cell>
          <table:table-cell table:style-name="ce97" office:value-type="string" calcext:value-type="string" table:number-columns-spanned="6" table:number-rows-spanned="1">
            <text:p>OCENY</text:p>
          </table:table-cell>
          <table:covered-table-cell table:number-columns-repeated="5"/>
          <table:table-cell table:style-name="ce90" office:value-type="string" calcext:value-type="string">
            <text:p>SREDNIA</text:p>
          </table:table-cell>
          <table:table-cell table:number-columns-repeated="1014"/>
        </table:table-row>
        <table:table-row table:style-name="ro1">
          <table:table-cell/>
          <table:table-cell table:style-name="ce90"/>
          <table:table-cell table:style-name="ce79"/>
          <table:table-cell table:style-name="ce79" office:value-type="string" calcext:value-type="string">
            <text:p>cel</text:p>
          </table:table-cell>
          <table:table-cell table:style-name="ce79" office:value-type="string" calcext:value-type="string">
            <text:p>bdb</text:p>
          </table:table-cell>
          <table:table-cell table:style-name="ce79" office:value-type="string" calcext:value-type="string">
            <text:p>db</text:p>
          </table:table-cell>
          <table:table-cell table:style-name="ce79" office:value-type="string" calcext:value-type="string">
            <text:p>dst</text:p>
          </table:table-cell>
          <table:table-cell table:style-name="ce79" office:value-type="string" calcext:value-type="string">
            <text:p>mm</text:p>
          </table:table-cell>
          <table:table-cell table:style-name="ce79" office:value-type="string" calcext:value-type="string">
            <text:p>ndst</text:p>
          </table:table-cell>
          <table:table-cell table:style-name="ce79"/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matematyka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7" calcext:value-type="float">
            <text:p>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6]*6;[.E6]*5;[.F6]*4;[.G6]*3;[.H6]*2;[.I6]*1)/SUM([.D6:.I6])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jezyk angielski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/>
          <table:table-cell table:style-name="ce98" table:formula="of:=SUM([.D7]*6;[.E7]*5;[.F7]*4;[.G7]*3;[.H7]*2;[.I7]*1)/SUM([.D7:.I7])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historia</text:p>
          </table:table-cell>
          <table:table-cell table:style-name="ce79" office:value-type="float" office:value="18" calcext:value-type="float">
            <text:p>18</text:p>
          </table:table-cell>
          <table:table-cell table:number-columns-repeated="2" table:style-name="ce79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/>
          <table:table-cell table:style-name="ce98" table:formula="of:=SUM([.D8]*6;[.E8]*5;[.F8]*4;[.G8]*3;[.H8]*2;[.I8]*1)/SUM([.D8:.I8])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biologia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3"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9]*6;[.E9]*5;[.F9]*4;[.G9]*3;[.H9]*2;[.I9]*1)/SUM([.D9:.I9])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geografia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98" table:formula="of:=SUM([.D10]*6;[.E10]*5;[.F10]*4;[.G10]*3;[.H10]*2;[.I10]*1)/SUM([.D10:.I10])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plastyka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11]*6;[.E11]*5;[.F11]*4;[.G11]*3;[.H11]*2;[.I11]*1)/SUM([.D11:.I11])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fizyka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8" table:formula="of:=SUM([.D12]*6;[.E12]*5;[.F12]*4;[.G12]*3;[.H12]*2;[.I12]*1)/SUM([.D12:.I12])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technika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8" table:formula="of:=SUM([.D13]*6;[.E13]*5;[.F13]*4;[.G13]*3;[.H13]*2;[.I13]*1)/SUM([.D13:.I13])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w-f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98" table:formula="of:=SUM([.D14]*6;[.E14]*5;[.F14]*4;[.G14]*3;[.H14]*2;[.I14]*1)/SUM([.D14:.I14])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calcext:value-type="string">
            <text:p>jezyk polski</text:p>
          </table:table-cell>
          <table:table-cell table:style-name="ce95" office:value-type="float" office:value="32" calcext:value-type="float">
            <text:p>3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98" table:formula="of:=SUM([.D15]*6;[.E15]*5;[.F15]*4;[.G15]*3;[.H15]*2;[.I15]*1)/SUM([.D15:.I15])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1">
          <table:table-cell/>
          <table:table-cell table:style-name="ce92"/>
          <table:table-cell table:style-name="ce78"/>
          <table:table-cell table:number-columns-repeated="1021"/>
        </table:table-row>
        <table:table-row table:style-name="ro1">
          <table:table-cell/>
          <table:table-cell table:style-name="ce93" office:value-type="string" calcext:value-type="string">
            <text:p>razem</text:p>
          </table:table-cell>
          <table:table-cell table:style-name="ce96" table:formula="of:=SUM([.C6:.C15])" office:value-type="float" office:value="276" calcext:value-type="float">
            <text:p>276</text:p>
          </table:table-cell>
          <table:table-cell table:style-name="ce96" table:formula="of:=SUM([.D6:.D15])" office:value-type="float" office:value="46" calcext:value-type="float">
            <text:p>46</text:p>
          </table:table-cell>
          <table:table-cell table:style-name="ce96" table:formula="of:=SUM([.E6:.E15])" office:value-type="float" office:value="57" calcext:value-type="float">
            <text:p>57</text:p>
          </table:table-cell>
          <table:table-cell table:style-name="ce96" table:formula="of:=SUM([.F6:.F15])" office:value-type="float" office:value="56" calcext:value-type="float">
            <text:p>56</text:p>
          </table:table-cell>
          <table:table-cell table:style-name="ce96" table:formula="of:=SUM([.G6:.G15])" office:value-type="float" office:value="71" calcext:value-type="float">
            <text:p>71</text:p>
          </table:table-cell>
          <table:table-cell table:style-name="ce96" table:formula="of:=SUM([.H6:.H15])" office:value-type="float" office:value="30" calcext:value-type="float">
            <text:p>30</text:p>
          </table:table-cell>
          <table:table-cell table:style-name="ce96" table:formula="of:=SUM([.I6:.I15])" office:value-type="float" office:value="16" calcext:value-type="float">
            <text:p>16</text:p>
          </table:table-cell>
          <table:table-cell table:style-name="ce99"/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NOŻENIE_PRZEZ_11" table:style-name="ta3">
        <table:table-column table:style-name="co5" table:default-cell-style-name="ce100"/>
        <table:table-column table:style-name="co4" table:default-cell-style-name="ce100"/>
        <table:table-column table:style-name="co23" table:default-cell-style-name="ce100"/>
        <table:table-column table:style-name="co5" table:number-columns-repeated="254" table:default-cell-style-name="ce100"/>
        <table:table-column table:style-name="co5" table:number-columns-repeated="766" table:default-cell-style-name="ce58"/>
        <table:table-column table:style-name="co8" table:default-cell-style-name="ce58"/>
        <table:table-row table:style-name="ro1">
          <table:table-cell table:number-columns-repeated="1024"/>
        </table:table-row>
        <table:table-row table:style-name="ro5">
          <table:table-cell/>
          <table:table-cell table:style-name="ce101" office:value-type="string" calcext:value-type="string">
            <text:p>Tabliczka mnożenia przez <text:s/>11</text:p>
          </table:table-cell>
          <table:table-cell/>
          <table:table-cell table:style-name="ce106"/>
          <table:table-cell table:number-columns-repeated="1020"/>
        </table:table-row>
        <table:table-row table:style-name="ro5">
          <table:table-cell/>
          <table:table-cell table:style-name="ce101"/>
          <table:table-cell/>
          <table:table-cell table:style-name="ce106"/>
          <table:table-cell table:number-columns-repeated="1020"/>
        </table:table-row>
        <table:table-row table:style-name="ro6">
          <table:table-cell/>
          <table:table-cell table:style-name="ce102" office:value-type="string" calcext:value-type="string">
            <text:p>x</text:p>
          </table:table-cell>
          <table:table-cell table:style-name="ce104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103" office:value-type="float" office:value="10" calcext:value-type="float">
            <text:p>10</text:p>
          </table:table-cell>
          <table:table-cell table:style-name="ce105" table:formula="of:=IMPRODUCT(PRODUCT([.B5]; [.C4]))" office:value-type="string" office:string-value="110" calcext:value-type="string">
            <text:p>110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1" calcext:value-type="float">
            <text:p>11</text:p>
          </table:table-cell>
          <table:table-cell table:style-name="ce105" table:formula="of:=PRODUCT([.B6];[.C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2" calcext:value-type="float">
            <text:p>12</text:p>
          </table:table-cell>
          <table:table-cell table:style-name="ce105" table:formula="of:=PRODUCT([.B7];[.C4])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3" calcext:value-type="float">
            <text:p>13</text:p>
          </table:table-cell>
          <table:table-cell table:style-name="ce105" table:formula="of:=PRODUCT([.B8];[.C4])" office:value-type="float" office:value="143" calcext:value-type="float">
            <text:p>143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4" calcext:value-type="float">
            <text:p>14</text:p>
          </table:table-cell>
          <table:table-cell table:style-name="ce105" table:formula="of:=PRODUCT([.B9];[.C4])" office:value-type="float" office:value="154" calcext:value-type="float">
            <text:p>154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5" calcext:value-type="float">
            <text:p>15</text:p>
          </table:table-cell>
          <table:table-cell table:style-name="ce105" table:formula="of:=PRODUCT([.B10];[.C4])" office:value-type="float" office:value="165" calcext:value-type="float">
            <text:p>165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6" calcext:value-type="float">
            <text:p>16</text:p>
          </table:table-cell>
          <table:table-cell table:style-name="ce105" table:formula="of:=PRODUCT([.B11];[.C4])" office:value-type="float" office:value="176" calcext:value-type="float">
            <text:p>176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7" calcext:value-type="float">
            <text:p>17</text:p>
          </table:table-cell>
          <table:table-cell table:style-name="ce105" table:formula="of:=PRODUCT([.B12];[.C4])" office:value-type="float" office:value="187" calcext:value-type="float">
            <text:p>187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8" calcext:value-type="float">
            <text:p>18</text:p>
          </table:table-cell>
          <table:table-cell table:style-name="ce105" table:formula="of:=PRODUCT([.B13];[.C4])" office:value-type="float" office:value="198" calcext:value-type="float">
            <text:p>198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19" calcext:value-type="float">
            <text:p>19</text:p>
          </table:table-cell>
          <table:table-cell table:style-name="ce105" table:formula="of:=PRODUCT([.B14];[.C4])" office:value-type="float" office:value="209" calcext:value-type="float">
            <text:p>209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0" calcext:value-type="float">
            <text:p>20</text:p>
          </table:table-cell>
          <table:table-cell table:style-name="ce105" table:formula="of:=PRODUCT([.B15];[.C4])" office:value-type="float" office:value="220" calcext:value-type="float">
            <text:p>220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1" calcext:value-type="float">
            <text:p>21</text:p>
          </table:table-cell>
          <table:table-cell table:style-name="ce105" table:formula="of:=PRODUCT([.B16];[.C4])" office:value-type="float" office:value="231" calcext:value-type="float">
            <text:p>231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2" calcext:value-type="float">
            <text:p>22</text:p>
          </table:table-cell>
          <table:table-cell table:style-name="ce105" table:formula="of:=PRODUCT([.B17];[.C4])" office:value-type="float" office:value="242" calcext:value-type="float">
            <text:p>242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3" calcext:value-type="float">
            <text:p>23</text:p>
          </table:table-cell>
          <table:table-cell table:style-name="ce105" table:formula="of:=PRODUCT([.B18];[.C4])" office:value-type="float" office:value="253" calcext:value-type="float">
            <text:p>253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4" calcext:value-type="float">
            <text:p>24</text:p>
          </table:table-cell>
          <table:table-cell table:style-name="ce105" table:formula="of:=PRODUCT([.B19];[.C4])" office:value-type="float" office:value="264" calcext:value-type="float">
            <text:p>264</text:p>
          </table:table-cell>
          <table:table-cell table:number-columns-repeated="1021"/>
        </table:table-row>
        <table:table-row table:style-name="ro5">
          <table:table-cell/>
          <table:table-cell table:style-name="ce103" office:value-type="float" office:value="25" calcext:value-type="float">
            <text:p>25</text:p>
          </table:table-cell>
          <table:table-cell table:style-name="ce105" table:formula="of:=PRODUCT([.B20];[.C4])" office:value-type="float" office:value="275" calcext:value-type="float">
            <text:p>275</text:p>
          </table:table-cell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lepik" table:style-name="ta3">
        <table:table-column table:style-name="co5" table:number-columns-repeated="4" table:default-cell-style-name="ce58"/>
        <table:table-column table:style-name="co24" table:default-cell-style-name="ce58"/>
        <table:table-column table:style-name="co5" table:number-columns-repeated="1018" table:default-cell-style-name="ce58"/>
        <table:table-column table:style-name="co8" table:default-cell-style-name="ce58"/>
        <table:table-row table:style-name="ro1">
          <table:table-cell table:style-name="ce107" office:value-type="string" calcext:value-type="string" table:number-columns-spanned="6" table:number-rows-spanned="1">
            <text:p>Sklepik "SOWA"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table:style-name="ce108" office:value-type="string" calcext:value-type="string">
            <text:p>Lp.</text:p>
          </table:table-cell>
          <table:table-cell table:style-name="ce108" office:value-type="string" calcext:value-type="string">
            <text:p>Artykuł</text:p>
          </table:table-cell>
          <table:table-cell table:style-name="ce108" office:value-type="string" calcext:value-type="string">
            <text:p>Ilość sztuk</text:p>
          </table:table-cell>
          <table:table-cell table:style-name="ce108" office:value-type="string" calcext:value-type="string">
            <text:p>Cena zakupu</text:p>
          </table:table-cell>
          <table:table-cell table:style-name="ce108" office:value-type="string" calcext:value-type="string">
            <text:p>Cena sprzedaży</text:p>
          </table:table-cell>
          <table:table-cell table:style-name="ce108" office:value-type="string" calcext:value-type="string">
            <text:p>Zysk</text:p>
          </table:table-cell>
          <table:table-cell/>
          <table:table-cell office:value-type="string" calcext:value-type="string">
            <text:p>marża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1.</text:p>
          </table:table-cell>
          <table:table-cell table:style-name="ce79" office:value-type="string" calcext:value-type="string">
            <text:p>Długopis</text:p>
          </table:table-cell>
          <table:table-cell table:style-name="ce79" office:value-type="float" office:value="150" calcext:value-type="float">
            <text:p>150</text:p>
          </table:table-cell>
          <table:table-cell table:style-name="ce110" office:value-type="float" office:value="1.85" calcext:value-type="float">
            <text:p>1,85 zł</text:p>
          </table:table-cell>
          <table:table-cell table:style-name="ce110" table:formula="of:=SUM([.D3];[.H3])" office:value-type="float" office:value="2.0165" calcext:value-type="float">
            <text:p>2,02 zł</text:p>
          </table:table-cell>
          <table:table-cell table:style-name="ce110" table:formula="of:=PRODUCT([.H3];[.C3])" office:value-type="float" office:value="24.975" calcext:value-type="float">
            <text:p>24,98 zł</text:p>
          </table:table-cell>
          <table:table-cell/>
          <table:table-cell table:formula="of:=PRODUCT([.D3];[.C10])" office:value-type="float" office:value="0.1665" calcext:value-type="float">
            <text:p>0,1665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2.</text:p>
          </table:table-cell>
          <table:table-cell table:style-name="ce79" office:value-type="string" calcext:value-type="string">
            <text:p>Farbki</text:p>
          </table:table-cell>
          <table:table-cell table:style-name="ce79" office:value-type="float" office:value="100" calcext:value-type="float">
            <text:p>100</text:p>
          </table:table-cell>
          <table:table-cell table:style-name="ce110" office:value-type="float" office:value="2.57" calcext:value-type="float">
            <text:p>2,57 zł</text:p>
          </table:table-cell>
          <table:table-cell table:style-name="ce110" table:formula="of:=SUM([.D4];[.H4])" office:value-type="float" office:value="2.8013" calcext:value-type="float">
            <text:p>2,80 zł</text:p>
          </table:table-cell>
          <table:table-cell table:style-name="ce110" table:formula="of:=PRODUCT([.H4];[.C4])" office:value-type="float" office:value="23.13" calcext:value-type="float">
            <text:p>23,13 zł</text:p>
          </table:table-cell>
          <table:table-cell/>
          <table:table-cell table:formula="of:=PRODUCT([.D4];[.C10])" office:value-type="float" office:value="0.2313" calcext:value-type="float">
            <text:p>0,2313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3.</text:p>
          </table:table-cell>
          <table:table-cell table:style-name="ce79" office:value-type="string" calcext:value-type="string">
            <text:p>Gumka</text:p>
          </table:table-cell>
          <table:table-cell table:style-name="ce79" office:value-type="float" office:value="135" calcext:value-type="float">
            <text:p>135</text:p>
          </table:table-cell>
          <table:table-cell table:style-name="ce110" office:value-type="float" office:value="0.86" calcext:value-type="float">
            <text:p>0,86 zł</text:p>
          </table:table-cell>
          <table:table-cell table:style-name="ce110" table:formula="of:=SUM([.D5];[.H5])" office:value-type="float" office:value="0.9374" calcext:value-type="float">
            <text:p>0,94 zł</text:p>
          </table:table-cell>
          <table:table-cell table:style-name="ce110" table:formula="of:=PRODUCT([.H5];[.C5])" office:value-type="float" office:value="10.449" calcext:value-type="float">
            <text:p>10,45 zł</text:p>
          </table:table-cell>
          <table:table-cell/>
          <table:table-cell table:formula="of:=PRODUCT([.D5];[.C10])" office:value-type="float" office:value="0.0774" calcext:value-type="float">
            <text:p>0,0774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4.</text:p>
          </table:table-cell>
          <table:table-cell table:style-name="ce79" office:value-type="string" calcext:value-type="string">
            <text:p>Kredki</text:p>
          </table:table-cell>
          <table:table-cell table:style-name="ce79" office:value-type="float" office:value="110" calcext:value-type="float">
            <text:p>110</text:p>
          </table:table-cell>
          <table:table-cell table:style-name="ce110" office:value-type="float" office:value="1.53" calcext:value-type="float">
            <text:p>1,53 zł</text:p>
          </table:table-cell>
          <table:table-cell table:style-name="ce110" table:formula="of:=SUM([.D6];[.H6])" office:value-type="float" office:value="1.6677" calcext:value-type="float">
            <text:p>1,67 zł</text:p>
          </table:table-cell>
          <table:table-cell table:style-name="ce110" table:formula="of:=PRODUCT([.C6];[.H6])" office:value-type="float" office:value="15.147" calcext:value-type="float">
            <text:p>15,15 zł</text:p>
          </table:table-cell>
          <table:table-cell/>
          <table:table-cell table:formula="of:=PRODUCT([.D6];[.C10])" office:value-type="float" office:value="0.1377" calcext:value-type="float">
            <text:p>0,1377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5.</text:p>
          </table:table-cell>
          <table:table-cell table:style-name="ce79" office:value-type="string" calcext:value-type="string">
            <text:p>Ołówek</text:p>
          </table:table-cell>
          <table:table-cell table:style-name="ce79" office:value-type="float" office:value="550" calcext:value-type="float">
            <text:p>550</text:p>
          </table:table-cell>
          <table:table-cell table:style-name="ce110" office:value-type="float" office:value="0.42" calcext:value-type="float">
            <text:p>0,42 zł</text:p>
          </table:table-cell>
          <table:table-cell table:style-name="ce110" table:formula="of:=SUM([.D7];[.H7])" office:value-type="float" office:value="0.4578" calcext:value-type="float">
            <text:p>0,46 zł</text:p>
          </table:table-cell>
          <table:table-cell table:style-name="ce110" table:formula="of:=PRODUCT([.C7];[.H7])" office:value-type="float" office:value="20.79" calcext:value-type="float">
            <text:p>20,79 zł</text:p>
          </table:table-cell>
          <table:table-cell/>
          <table:table-cell table:formula="of:=PRODUCT([.D7];[.C10])" office:value-type="float" office:value="0.0378" calcext:value-type="float">
            <text:p>0,0378</text:p>
          </table:table-cell>
          <table:table-cell table:number-columns-repeated="1016"/>
        </table:table-row>
        <table:table-row table:style-name="ro1">
          <table:table-cell table:style-name="ce79" office:value-type="string" calcext:value-type="string">
            <text:p>6.</text:p>
          </table:table-cell>
          <table:table-cell table:style-name="ce79" office:value-type="string" calcext:value-type="string">
            <text:p>Zeszyt</text:p>
          </table:table-cell>
          <table:table-cell table:style-name="ce79" office:value-type="float" office:value="500" calcext:value-type="float">
            <text:p>500</text:p>
          </table:table-cell>
          <table:table-cell table:style-name="ce110" office:value-type="float" office:value="1.25" calcext:value-type="float">
            <text:p>1,25 zł</text:p>
          </table:table-cell>
          <table:table-cell table:style-name="ce110" table:formula="of:=SUM([.D8];[.H8])" office:value-type="float" office:value="1.3625" calcext:value-type="float">
            <text:p>1,36 zł</text:p>
          </table:table-cell>
          <table:table-cell table:style-name="ce110" table:formula="of:=PRODUCT([.C8];[.H8])" office:value-type="float" office:value="56.25" calcext:value-type="float">
            <text:p>56,25 zł</text:p>
          </table:table-cell>
          <table:table-cell/>
          <table:table-cell table:formula="of:=PRODUCT([.D8];[.C10])" office:value-type="float" office:value="0.1125" calcext:value-type="float">
            <text:p>0,1125</text:p>
          </table:table-cell>
          <table:table-cell table:number-columns-repeated="1016"/>
        </table:table-row>
        <table:table-row table:style-name="ro1">
          <table:table-cell table:style-name="ce79" table:number-columns-repeated="4"/>
          <table:table-cell table:style-name="ce112"/>
          <table:table-cell table:style-name="ce114"/>
          <table:table-cell table:number-columns-repeated="1018"/>
        </table:table-row>
        <table:table-row table:style-name="ro5">
          <table:table-cell table:style-name="ce79"/>
          <table:table-cell table:style-name="ce79" office:value-type="string" calcext:value-type="string">
            <text:p>Marża</text:p>
          </table:table-cell>
          <table:table-cell table:style-name="ce109" office:value-type="percentage" office:value="0.09" calcext:value-type="percentage">
            <text:p>9%</text:p>
          </table:table-cell>
          <table:table-cell table:style-name="ce111"/>
          <table:table-cell table:style-name="ce113" office:value-type="string" calcext:value-type="string">
            <text:p>Razem</text:p>
          </table:table-cell>
          <table:table-cell table:style-name="ce115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jestr" table:style-name="ta3">
        <table:table-column table:style-name="co25" table:default-cell-style-name="ce58"/>
        <table:table-column table:style-name="co4" table:default-cell-style-name="ce58"/>
        <table:table-column table:style-name="co7" table:default-cell-style-name="ce58"/>
        <table:table-column table:style-name="co26" table:default-cell-style-name="ce58"/>
        <table:table-column table:style-name="co5" table:number-columns-repeated="1019" table:default-cell-style-name="ce58"/>
        <table:table-column table:style-name="co8" table:default-cell-style-name="ce58"/>
        <table:table-row table:style-name="ro1" table:number-rows-repeated="3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7" table:number-rows-spanned="2">
            <text:p>REJESTR SPRZEDAŻY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9">
          <table:table-cell table:style-name="ce116" office:value-type="string" calcext:value-type="string">
            <text:p>Lp.</text:p>
          </table:table-cell>
          <table:table-cell table:style-name="ce116" office:value-type="string" calcext:value-type="string">
            <text:p>Nazwa towaru</text:p>
          </table:table-cell>
          <table:table-cell table:style-name="ce116" office:value-type="string" calcext:value-type="string">
            <text:p>Data sprzedaży</text:p>
          </table:table-cell>
          <table:table-cell table:style-name="ce116" office:value-type="string" calcext:value-type="string">
            <text:p>Wartość netto</text:p>
          </table:table-cell>
          <table:table-cell table:style-name="ce116" office:value-type="string" calcext:value-type="string">
            <text:p>VAT</text:p>
          </table:table-cell>
          <table:table-cell table:style-name="ce116" office:value-type="string" calcext:value-type="string">
            <text:p>Wartość brutto</text:p>
          </table:table-cell>
          <table:table-cell table:style-name="ce116"/>
          <table:table-cell table:number-columns-repeated="1017"/>
        </table:table-row>
        <table:table-row table:style-name="ro1">
          <table:table-cell table:style-name="ce79" table:number-columns-repeated="2"/>
          <table:table-cell table:style-name="ce117"/>
          <table:table-cell table:style-name="ce79"/>
          <table:table-cell table:style-name="ce109" office:value-type="percentage" office:value="0.22" calcext:value-type="percentage">
            <text:p>22%</text:p>
          </table:table-cell>
          <table:table-cell table:style-name="ce79"/>
          <table:table-cell table:style-name="ce109"/>
          <table:table-cell table:number-columns-repeated="1017"/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zeszyt B5</text:p>
          </table:table-cell>
          <table:table-cell table:style-name="ce77" table:formula="of:=TODAY()" office:value-type="date" office:date-value="2017-11-26" calcext:value-type="date">
            <text:p>26.11.2017</text:p>
          </table:table-cell>
          <table:table-cell table:style-name="ce110" office:value-type="float" office:value="13" calcext:value-type="float">
            <text:p>13,00 zł</text:p>
          </table:table-cell>
          <table:table-cell table:style-name="ce110" table:formula="of:=PRODUCT([.D8];[.E7])" office:value-type="float" office:value="2.86" calcext:value-type="float">
            <text:p>2,86 zł</text:p>
          </table:table-cell>
          <table:table-cell table:style-name="ce110" table:formula="of:=SUM([.D8];[.E8])" office:value-type="float" office:value="15.86" calcext:value-type="float">
            <text:p>15,86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zeszyt A4</text:p>
          </table:table-cell>
          <table:table-cell table:style-name="ce77" table:formula="of:=TODAY()" office:value-type="date" office:date-value="2017-11-26" calcext:value-type="date">
            <text:p>26.11.2017</text:p>
          </table:table-cell>
          <table:table-cell table:style-name="ce110" office:value-type="float" office:value="18" calcext:value-type="float">
            <text:p>18,00 zł</text:p>
          </table:table-cell>
          <table:table-cell table:style-name="ce110" table:formula="of:=PRODUCT([.D9];[.E7])" office:value-type="float" office:value="3.96" calcext:value-type="float">
            <text:p>3,96 zł</text:p>
          </table:table-cell>
          <table:table-cell table:style-name="ce110" table:formula="of:=SUM([.D9];[.E9])" office:value-type="float" office:value="21.96" calcext:value-type="float">
            <text:p>21,96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79" office:value-type="string" calcext:value-type="string">
            <text:p>długopis</text:p>
          </table:table-cell>
          <table:table-cell table:style-name="ce77" table:formula="of:=TODAY()" office:value-type="date" office:date-value="2017-11-26" calcext:value-type="date">
            <text:p>26.11.2017</text:p>
          </table:table-cell>
          <table:table-cell table:style-name="ce110" office:value-type="float" office:value="10" calcext:value-type="float">
            <text:p>10,00 zł</text:p>
          </table:table-cell>
          <table:table-cell table:style-name="ce110" table:formula="of:=PRODUCT([.D10];[.E7])" office:value-type="float" office:value="2.2" calcext:value-type="float">
            <text:p>2,20 zł</text:p>
          </table:table-cell>
          <table:table-cell table:style-name="ce110" table:formula="of:=SUM([.D10];[.E10])" office:value-type="float" office:value="12.2" calcext:value-type="float">
            <text:p>12,20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pióro</text:p>
          </table:table-cell>
          <table:table-cell table:style-name="ce77" table:formula="of:=TODAY()" office:value-type="date" office:date-value="2017-11-26" calcext:value-type="date">
            <text:p>26.11.2017</text:p>
          </table:table-cell>
          <table:table-cell table:style-name="ce110" office:value-type="float" office:value="30" calcext:value-type="float">
            <text:p>30,00 zł</text:p>
          </table:table-cell>
          <table:table-cell table:style-name="ce110" table:formula="of:=PRODUCT([.D11];[.E7])" office:value-type="float" office:value="6.6" calcext:value-type="float">
            <text:p>6,60 zł</text:p>
          </table:table-cell>
          <table:table-cell table:style-name="ce110" table:formula="of:=SUM([.D11];[.E11])" office:value-type="float" office:value="36.6" calcext:value-type="float">
            <text:p>36,60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79" office:value-type="string" calcext:value-type="string">
            <text:p>linijka</text:p>
          </table:table-cell>
          <table:table-cell table:style-name="ce77" table:formula="of:=TODAY()" office:value-type="date" office:date-value="2017-11-26" calcext:value-type="date">
            <text:p>26.11.2017</text:p>
          </table:table-cell>
          <table:table-cell table:style-name="ce110" office:value-type="float" office:value="6" calcext:value-type="float">
            <text:p>6,00 zł</text:p>
          </table:table-cell>
          <table:table-cell table:style-name="ce110" table:formula="of:=PRODUCT([.D12];[.E7])" office:value-type="float" office:value="1.32" calcext:value-type="float">
            <text:p>1,32 zł</text:p>
          </table:table-cell>
          <table:table-cell table:style-name="ce110" table:formula="of:=SUM([.D12];[.E12])" office:value-type="float" office:value="7.32" calcext:value-type="float">
            <text:p>7,32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79" office:value-type="string" calcext:value-type="string">
            <text:p>ekierka</text:p>
          </table:table-cell>
          <table:table-cell table:style-name="ce77" table:formula="of:=TODAY()" office:value-type="date" office:date-value="2017-11-26" calcext:value-type="date">
            <text:p>26.11.2017</text:p>
          </table:table-cell>
          <table:table-cell table:style-name="ce110" office:value-type="float" office:value="7" calcext:value-type="float">
            <text:p>7,00 zł</text:p>
          </table:table-cell>
          <table:table-cell table:style-name="ce110" table:formula="of:=PRODUCT([.D13];[.E7])" office:value-type="float" office:value="1.54" calcext:value-type="float">
            <text:p>1,54 zł</text:p>
          </table:table-cell>
          <table:table-cell table:style-name="ce110" table:formula="of:=SUM([.D13];[.E13])" office:value-type="float" office:value="8.54" calcext:value-type="float">
            <text:p>8,54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79" office:value-type="string" calcext:value-type="string">
            <text:p>gumka</text:p>
          </table:table-cell>
          <table:table-cell table:style-name="ce77" table:formula="of:=TODAY()" office:value-type="date" office:date-value="2017-11-26" calcext:value-type="date">
            <text:p>26.11.2017</text:p>
          </table:table-cell>
          <table:table-cell table:style-name="ce110" office:value-type="float" office:value="1" calcext:value-type="float">
            <text:p>1,00 zł</text:p>
          </table:table-cell>
          <table:table-cell table:style-name="ce110" table:formula="of:=PRODUCT([.D14];[.E7])" office:value-type="float" office:value="0.22" calcext:value-type="float">
            <text:p>0,22 zł</text:p>
          </table:table-cell>
          <table:table-cell table:style-name="ce110" table:formula="of:=SUM([.D14];[.E14])" office:value-type="float" office:value="1.22" calcext:value-type="float">
            <text:p>1,22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kredki</text:p>
          </table:table-cell>
          <table:table-cell table:style-name="ce77" table:formula="of:=TODAY()" office:value-type="date" office:date-value="2017-11-26" calcext:value-type="date">
            <text:p>26.11.2017</text:p>
          </table:table-cell>
          <table:table-cell table:style-name="ce110" office:value-type="float" office:value="12" calcext:value-type="float">
            <text:p>12,00 zł</text:p>
          </table:table-cell>
          <table:table-cell table:style-name="ce110" table:formula="of:=PRODUCT([.D15];[.E7])" office:value-type="float" office:value="2.64" calcext:value-type="float">
            <text:p>2,64 zł</text:p>
          </table:table-cell>
          <table:table-cell table:style-name="ce110" table:formula="of:=SUM([.D15];[.E15])" office:value-type="float" office:value="14.64" calcext:value-type="float">
            <text:p>14,64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office:value-type="float" office:value="9" calcext:value-type="float">
            <text:p>9</text:p>
          </table:table-cell>
          <table:table-cell table:style-name="ce79" office:value-type="string" calcext:value-type="string">
            <text:p>farby</text:p>
          </table:table-cell>
          <table:table-cell table:style-name="ce77" table:formula="of:=TODAY()" office:value-type="date" office:date-value="2017-11-26" calcext:value-type="date">
            <text:p>26.11.2017</text:p>
          </table:table-cell>
          <table:table-cell table:style-name="ce110" office:value-type="float" office:value="25" calcext:value-type="float">
            <text:p>25,00 zł</text:p>
          </table:table-cell>
          <table:table-cell table:style-name="ce110" table:formula="of:=PRODUCT([.D16];[.E7])" office:value-type="float" office:value="5.5" calcext:value-type="float">
            <text:p>5,50 zł</text:p>
          </table:table-cell>
          <table:table-cell table:style-name="ce110" table:formula="of:=SUM([.D16];[.E16])" office:value-type="float" office:value="30.5" calcext:value-type="float">
            <text:p>30,50 zł</text:p>
          </table:table-cell>
          <table:table-cell table:style-name="ce79"/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79" office:value-type="string" calcext:value-type="string">
            <text:p>RAZEM</text:p>
          </table:table-cell>
          <table:table-cell table:style-name="ce110" table:formula="of:=SUM([.F8:.F16])" office:value-type="float" office:value="148.84" calcext:value-type="float">
            <text:p>148,84 zł</text:p>
          </table:table-cell>
          <table:table-cell table:style-name="ce79"/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blioteka" table:style-name="ta3">
        <table:table-column table:style-name="co27" table:default-cell-style-name="ce58"/>
        <table:table-column table:style-name="co28" table:default-cell-style-name="ce58"/>
        <table:table-column table:style-name="co29" table:default-cell-style-name="ce58"/>
        <table:table-column table:style-name="co5" table:number-columns-repeated="2" table:default-cell-style-name="ce58"/>
        <table:table-column table:style-name="co30" table:default-cell-style-name="ce58"/>
        <table:table-column table:style-name="co31" table:default-cell-style-name="ce58"/>
        <table:table-column table:style-name="co5" table:number-columns-repeated="1016" table:default-cell-style-name="ce58"/>
        <table:table-column table:style-name="co8" table:default-cell-style-name="ce58"/>
        <table:table-row table:style-name="ro1" table:number-rows-repeated="2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7" table:number-rows-spanned="1">
            <text:p>BIBLIOTEKA PUBLICZNA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0">
          <table:table-cell table:style-name="ce79" table:number-columns-repeated="4"/>
          <table:table-cell table:style-name="ce79" office:value-type="string" calcext:value-type="string">
            <text:p>Dzisiaj:</text:p>
          </table:table-cell>
          <table:table-cell table:style-name="ce126"/>
          <table:table-cell table:style-name="ce120" table:formula="of:=TODAY()" office:value-type="date" office:date-value="2017-11-26" calcext:value-type="date">
            <text:p>26.11.2017</text:p>
          </table:table-cell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79" office:value-type="string" calcext:value-type="string">
            <text:p>Okres wypożyczenia:</text:p>
          </table:table-cell>
          <table:table-cell table:style-name="ce79"/>
          <table:table-cell table:style-name="ce79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79" office:value-type="string" calcext:value-type="string">
            <text:p>Kara za dzień:</text:p>
          </table:table-cell>
          <table:table-cell table:style-name="ce79"/>
          <table:table-cell table:style-name="ce127" office:value-type="float" office:value="0.1" calcext:value-type="float">
            <text:p>0,10 <text:s text:c="5"/></text:p>
          </table:table-cell>
          <table:table-cell table:number-columns-repeated="1017"/>
        </table:table-row>
        <table:table-row table:style-name="ro1">
          <table:table-cell table:style-name="ce79" table:number-columns-repeated="6"/>
          <table:table-cell table:style-name="ce128"/>
          <table:table-cell table:number-columns-repeated="1017"/>
        </table:table-row>
        <table:table-row table:style-name="ro9">
          <table:table-cell table:style-name="ce118" office:value-type="string" calcext:value-type="string">
            <text:p>Nazwisko ucznia</text:p>
          </table:table-cell>
          <table:table-cell table:style-name="ce118" office:value-type="string" calcext:value-type="string">
            <text:p>Sygnatura</text:p>
          </table:table-cell>
          <table:table-cell table:style-name="ce118" office:value-type="string" calcext:value-type="string">
            <text:p>Data wypo- życzenia</text:p>
          </table:table-cell>
          <table:table-cell table:style-name="ce118" office:value-type="string" calcext:value-type="string">
            <text:p>Data zwrotu</text:p>
          </table:table-cell>
          <table:table-cell table:style-name="ce118" office:value-type="string" calcext:value-type="string">
            <text:p>Ile dni</text:p>
          </table:table-cell>
          <table:table-cell table:style-name="ce118" office:value-type="string" calcext:value-type="string">
            <text:p>Spóźnienie</text:p>
          </table:table-cell>
          <table:table-cell table:style-name="ce118" office:value-type="string" calcext:value-type="string">
            <text:p>Kara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Nowak</text:p>
          </table:table-cell>
          <table:table-cell table:style-name="ce79" office:value-type="string" calcext:value-type="string">
            <text:p>BS233</text:p>
          </table:table-cell>
          <table:table-cell table:style-name="ce120" office:value-type="date" office:date-value="2002-01-25" calcext:value-type="date">
            <text:p>25.1.2002</text:p>
          </table:table-cell>
          <table:table-cell table:style-name="ce120" table:formula="of:=TODAY()" office:value-type="date" office:date-value="2017-11-26" calcext:value-type="date">
            <text:p>26.11.2017</text:p>
          </table:table-cell>
          <table:table-cell table:style-name="ce121" table:formula="of:=DATEDIF([.C10];[.G5];&quot;d&quot;)" office:value-type="float" office:value="5784" calcext:value-type="float">
            <text:p>5784</text:p>
          </table:table-cell>
          <table:table-cell table:style-name="ce79" table:formula="of:=[.E10]-[.G6]" office:value-type="float" office:value="5754" calcext:value-type="float">
            <text:p>5754</text:p>
          </table:table-cell>
          <table:table-cell table:style-name="ce128" table:formula="of:=PRODUCT([.F10];[.G7])" office:value-type="float" office:value="575.4" calcext:value-type="float">
            <text:p>575,4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Kowalski</text:p>
          </table:table-cell>
          <table:table-cell table:style-name="ce79" office:value-type="string" calcext:value-type="string">
            <text:p>BS134</text:p>
          </table:table-cell>
          <table:table-cell table:style-name="ce120" office:value-type="date" office:date-value="2002-02-01" calcext:value-type="date">
            <text:p>1.2.2002</text:p>
          </table:table-cell>
          <table:table-cell table:style-name="ce120" table:formula="of:=TODAY()" office:value-type="date" office:date-value="2017-11-26" calcext:value-type="date">
            <text:p>26.11.2017</text:p>
          </table:table-cell>
          <table:table-cell table:style-name="ce121" table:formula="of:=DATEDIF([.C11]; [.G5];&quot;d&quot;)" office:value-type="float" office:value="5777" calcext:value-type="float">
            <text:p>5777</text:p>
          </table:table-cell>
          <table:table-cell table:style-name="ce79" table:formula="of:=[.E11]-[.G6]" office:value-type="float" office:value="5747" calcext:value-type="float">
            <text:p>5747</text:p>
          </table:table-cell>
          <table:table-cell table:style-name="ce128" table:formula="of:=PRODUCT([.F11];[.G7])" office:value-type="float" office:value="574.7" calcext:value-type="float">
            <text:p>574,7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Paciej</text:p>
          </table:table-cell>
          <table:table-cell table:style-name="ce79" office:value-type="string" calcext:value-type="string">
            <text:p>BS342</text:p>
          </table:table-cell>
          <table:table-cell table:style-name="ce120" office:value-type="date" office:date-value="2001-05-04" calcext:value-type="date">
            <text:p>4.5.2001</text:p>
          </table:table-cell>
          <table:table-cell table:style-name="ce120" table:formula="of:=TODAY()" office:value-type="date" office:date-value="2017-11-26" calcext:value-type="date">
            <text:p>26.11.2017</text:p>
          </table:table-cell>
          <table:table-cell table:style-name="ce121" table:formula="of:=DATEDIF([.C12];[.G5]; &quot;d&quot;)" office:value-type="float" office:value="6050" calcext:value-type="float">
            <text:p>6050</text:p>
          </table:table-cell>
          <table:table-cell table:style-name="ce79" table:formula="of:=[.E12]-[.G6]" office:value-type="float" office:value="6020" calcext:value-type="float">
            <text:p>6020</text:p>
          </table:table-cell>
          <table:table-cell table:style-name="ce128" table:formula="of:=PRODUCT([.F12];[.G7])" office:value-type="float" office:value="602" calcext:value-type="float">
            <text:p>602,0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Szmit</text:p>
          </table:table-cell>
          <table:table-cell table:style-name="ce79" office:value-type="string" calcext:value-type="string">
            <text:p>BS004</text:p>
          </table:table-cell>
          <table:table-cell table:style-name="ce120" office:value-type="date" office:date-value="2000-05-10" calcext:value-type="date">
            <text:p>10.5.2000</text:p>
          </table:table-cell>
          <table:table-cell table:style-name="ce120" table:formula="of:=TODAY()" office:value-type="date" office:date-value="2017-11-26" calcext:value-type="date">
            <text:p>26.11.2017</text:p>
          </table:table-cell>
          <table:table-cell table:style-name="ce121" table:formula="of:=DATEDIF([.C13]; [.G5]; &quot;d&quot;)" office:value-type="float" office:value="6409" calcext:value-type="float">
            <text:p>6409</text:p>
          </table:table-cell>
          <table:table-cell table:style-name="ce79" table:formula="of:=[.E13]-[.G6]" office:value-type="float" office:value="6379" calcext:value-type="float">
            <text:p>6379</text:p>
          </table:table-cell>
          <table:table-cell table:style-name="ce128" table:formula="of:=PRODUCT([.F13];[.G7])" office:value-type="float" office:value="637.9" calcext:value-type="float">
            <text:p>637,90 zł </text:p>
          </table:table-cell>
          <table:table-cell table:number-columns-repeated="1017"/>
        </table:table-row>
        <table:table-row table:style-name="ro1">
          <table:table-cell table:style-name="ce79" office:value-type="string" calcext:value-type="string">
            <text:p>Drukarski</text:p>
          </table:table-cell>
          <table:table-cell table:style-name="ce79" office:value-type="string" calcext:value-type="string">
            <text:p>BS611</text:p>
          </table:table-cell>
          <table:table-cell table:style-name="ce120" office:value-type="date" office:date-value="2001-12-06" calcext:value-type="date">
            <text:p>6.12.2001</text:p>
          </table:table-cell>
          <table:table-cell table:style-name="ce120" table:formula="of:=TODAY()" office:value-type="date" office:date-value="2017-11-26" calcext:value-type="date">
            <text:p>26.11.2017</text:p>
          </table:table-cell>
          <table:table-cell table:style-name="ce121" table:formula="of:=DATEDIF([.C14];[.G5]; &quot;d&quot;)" office:value-type="float" office:value="5834" calcext:value-type="float">
            <text:p>5834</text:p>
          </table:table-cell>
          <table:table-cell table:style-name="ce79" table:formula="of:=[.E14]-[.G6]" office:value-type="float" office:value="5804" calcext:value-type="float">
            <text:p>5804</text:p>
          </table:table-cell>
          <table:table-cell table:style-name="ce128" table:formula="of:=PRODUCT([.F14];[.G7])" office:value-type="float" office:value="580.4" calcext:value-type="float">
            <text:p>580,40 zł </text:p>
          </table:table-cell>
          <table:table-cell table:number-columns-repeated="1017"/>
        </table:table-row>
        <table:table-row table:style-name="ro1">
          <table:table-cell table:style-name="ce79" table:number-columns-repeated="2"/>
          <table:table-cell table:style-name="ce77" table:number-columns-repeated="2"/>
          <table:table-cell table:style-name="ce79" table:number-columns-repeated="3"/>
          <table:table-cell table:number-columns-repeated="1017"/>
        </table:table-row>
        <table:table-row table:style-name="ro1">
          <table:table-cell table:style-name="ce79" table:number-columns-repeated="7"/>
          <table:table-cell table:number-columns-repeated="1017"/>
        </table:table-row>
        <table:table-row table:style-name="ro1">
          <table:table-cell table:style-name="ce79" table:number-columns-repeated="4"/>
          <table:table-cell table:style-name="ce125" office:value-type="string" calcext:value-type="string">
            <text:p>RAZEM KARY</text:p>
          </table:table-cell>
          <table:table-cell table:style-name="ce125"/>
          <table:table-cell table:style-name="ce130" table:formula="of:=SUM([.G10:.G14])" office:value-type="float" office:value="2970.4" calcext:value-type="float">
            <text:p>2 970,40 zł 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ferty" table:style-name="ta3">
        <table:table-column table:style-name="co32" table:default-cell-style-name="ce58"/>
        <table:table-column table:style-name="co7" table:default-cell-style-name="ce58"/>
        <table:table-column table:style-name="co33" table:default-cell-style-name="ce58"/>
        <table:table-column table:style-name="co5" table:number-columns-repeated="2" table:default-cell-style-name="ce58"/>
        <table:table-column table:style-name="co34" table:default-cell-style-name="ce58"/>
        <table:table-column table:style-name="co5" table:number-columns-repeated="1017" table:default-cell-style-name="ce58"/>
        <table:table-column table:style-name="co8" table:default-cell-style-name="ce58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13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31" office:value-type="string" calcext:value-type="string">
            <text:p>Dokąd jedziemy</text:p>
          </table:table-cell>
          <table:table-cell table:style-name="ce131" office:value-type="string" calcext:value-type="string">
            <text:p>Data początkowa</text:p>
          </table:table-cell>
          <table:table-cell table:style-name="ce131" office:value-type="string" calcext:value-type="string">
            <text:p>Data końcowa</text:p>
          </table:table-cell>
          <table:table-cell table:style-name="ce131" office:value-type="string" calcext:value-type="string">
            <text:p>Koszt <text:s text:c="2"/></text:p>
          </table:table-cell>
          <table:table-cell table:style-name="ce133" office:value-type="string" calcext:value-type="string">
            <text:p>Ile dni na koloniach</text:p>
          </table:table-cell>
          <table:table-cell table:style-name="ce131" office:value-type="string" calcext:value-type="string">
            <text:p>Koszt dzien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nica Morska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DATEDIF([.B4]; [.C4]; &quot;d&quot;)" office:value-type="float" office:value="14" calcext:value-type="float">
            <text:p>14</text:p>
          </table:table-cell>
          <table:table-cell table:style-name="ce134" table:formula="of:=IMDIV([.D4]; [.E4])" office:value-type="string" office:string-value="57.1428571428571" calcext:value-type="string">
            <text:p>57.1428571428571</text:p>
          </table:table-cell>
          <table:table-cell table:style-name="ce134"/>
          <table:table-cell table:number-columns-repeated="1017"/>
        </table:table-row>
        <table:table-row table:style-name="ro1">
          <table:table-cell office:value-type="string" calcext:value-type="string">
            <text:p>Szczecin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DATEDIF([.B5]; [.C5]; &quot;d&quot;)" office:value-type="float" office:value="15" calcext:value-type="float">
            <text:p>15</text:p>
          </table:table-cell>
          <table:table-cell table:formula="of:=IMDIV([.D5]; [.E5])" office:value-type="string" office:string-value="46" calcext:value-type="string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Łeba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DATEDIF([.B6]; [.C6]; &quot;d&quot;)" office:value-type="float" office:value="13" calcext:value-type="float">
            <text:p>13</text:p>
          </table:table-cell>
          <table:table-cell table:formula="of:=IMDIV([.D6]; [.E6])" office:value-type="string" office:string-value="55.3846153846154" calcext:value-type="string">
            <text:p>55.3846153846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zczyrk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DATEDIF([.B7]; [.C7]; &quot;d&quot;)" office:value-type="float" office:value="15" calcext:value-type="float">
            <text:p>15</text:p>
          </table:table-cell>
          <table:table-cell table:formula="of:=IMDIV([.D7];[.E7])" office:value-type="string" office:string-value="40.6666666666667" calcext:value-type="string">
            <text:p>40.666666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łobrzeg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DATEDIF([.B8]; [.C8];&quot;d&quot;)" office:value-type="float" office:value="14" calcext:value-type="float">
            <text:p>14</text:p>
          </table:table-cell>
          <table:table-cell table:style-name="ce135" table:formula="of:=IMDIV([.D8]; [.E7])" office:value-type="string" office:string-value="39.3333333333333" calcext:value-type="string">
            <text:p>39.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DATEDIF([.B9]; [.C9];&quot;d&quot;)" office:value-type="float" office:value="13" calcext:value-type="float">
            <text:p>13</text:p>
          </table:table-cell>
          <table:table-cell table:formula="of:=IMDIV([.D9]; [.E8])" office:value-type="string" office:string-value="53.5714285714286" calcext:value-type="string">
            <text:p>53.57142857142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kopane</text:p>
          </table:table-cell>
          <table:table-cell table:style-name="ce84" office:value-type="date" office:date-value="2004-07-01" calcext:value-type="date">
            <text:p>1.07.2004</text:p>
          </table:table-cell>
          <table:table-cell table:style-name="ce84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DATEDIF([.B10]; [.C10]; &quot;d&quot;)" office:value-type="float" office:value="15" calcext:value-type="float">
            <text:p>15</text:p>
          </table:table-cell>
          <table:table-cell table:formula="of:=IMDIV([.D10]; [.E10])" office:value-type="string" office:string-value="54.6666666666667" calcext:value-type="string">
            <text:p>54.6666666666667</text:p>
          </table:table-cell>
          <table:table-cell table:number-columns-repeated="1018"/>
        </table:table-row>
        <table:table-row table:style-name="ro1">
          <table:table-cell/>
          <table:table-cell table:style-name="ce84" office:value-type="string" calcext:value-type="string">
            <text:p>.</text:p>
          </table:table-cell>
          <table:table-cell table:style-name="ce84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Średni koszt</text:p>
          </table:table-cell>
          <table:table-cell table:formula="of:=AVERAGE([.D4:.D10])" office:value-type="float" office:value="711.428571428572" calcext:value-type="float">
            <text:p>711,428571428572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redyt" table:style-name="ta3">
        <table:shapes>
          <draw:frame draw:z-index="0" draw:style-name="gr8" draw:text-style-name="P8" svg:width="136.23mm" svg:height="77.73mm" svg:x="18mm" svg:y="179.4mm">
            <loext:p/>
            <draw:object draw:notify-on-update-of-ranges="Kredyt.E18:Kredyt.E29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5" table:default-cell-style-name="ce58"/>
        <table:table-column table:style-name="co38" table:default-cell-style-name="ce58"/>
        <table:table-column table:style-name="co39" table:default-cell-style-name="ce58"/>
        <table:table-column table:style-name="co5" table:number-columns-repeated="1016" table:default-cell-style-name="ce58"/>
        <table:table-column table:style-name="co8" table:default-cell-style-name="ce58"/>
        <table:table-row table:style-name="ro1">
          <table:table-cell table:style-name="ce59" office:value-type="string" calcext:value-type="string">
            <text:p>W celu zakupu komputera zaciągnąłeś/eś/ w banku kredyt w wysokości 3000 zł.</text:p>
          </table:table-cell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59" office:value-type="string" calcext:value-type="string">
            <text:p>na okres 12 miesięcy. Spłacając pożyczkę spłacasz raty kapitałowe i odsetki.</text:p>
          </table:table-cell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59" office:value-type="string" calcext:value-type="string">
            <text:p>Wysokość odsetek zmniejsza się wraz ze spłata rat kapitałowych.</text:p>
          </table:table-cell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60" table:number-columns-repeated="7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Oblicz wysokość odsetek przypadajacych na n-ty miesiąc.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Oblicz ile pieniędzy musisz przeznaczyć w każdym miesiącu na spłatę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zaciągniętego kredytu.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office:value-type="string" calcext:value-type="string">
            <text:p>Oblicz realny koszt pożyczki tj. ile procent więcej musiałaś/eś/ zwrócić do banku</text:p>
          </table:table-cell>
          <table:table-cell table:style-name="ce59" table:number-columns-repeated="5"/>
          <table:table-cell table:number-columns-repeated="1017"/>
        </table:table-row>
        <table:table-row table:style-name="ro1">
          <table:table-cell table:style-name="ce60"/>
          <table:table-cell table:style-name="ce59" table:number-columns-repeated="6"/>
          <table:table-cell table:number-columns-repeated="1017"/>
        </table:table-row>
        <table:table-row table:style-name="ro1">
          <table:table-cell table:style-name="ce60"/>
          <table:table-cell table:style-name="ce61" office:value-type="string" calcext:value-type="string">
            <text:p>Dane do zadania:</text:p>
          </table:table-cell>
          <table:table-cell table:style-name="ce61"/>
          <table:table-cell table:style-name="ce59" table:number-columns-repeated="4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Wysokość kredytu:</text:p>
          </table:table-cell>
          <table:table-cell table:style-name="ce62"/>
          <table:table-cell table:style-name="ce63" office:value-type="float" office:value="3000" calcext:value-type="float">
            <text:p>3 000,00 zł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74" office:value-type="string" calcext:value-type="string" table:number-columns-spanned="2" table:number-rows-spanned="1">
            <text:p>Ilość rat:</text:p>
          </table:table-cell>
          <table:covered-table-cell/>
          <table:table-cell table:style-name="ce64" office:value-type="float" office:value="12" calcext:value-type="float">
            <text:p>12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Wysokość raty kapitałowej:</text:p>
          </table:table-cell>
          <table:table-cell table:style-name="ce62"/>
          <table:table-cell table:style-name="ce65" table:formula="of:=[.D11]/[.D12]" office:value-type="float" office:value="250" calcext:value-type="float">
            <text:p>250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Data zaciągnięcia kredytu:</text:p>
          </table:table-cell>
          <table:table-cell table:style-name="ce62"/>
          <table:table-cell table:style-name="ce66" table:formula="of:=TODAY()" office:value-type="date" office:date-value="2017-11-26" calcext:value-type="date">
            <text:p>26 listopada 2017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 table:style-name="ce60"/>
          <table:table-cell table:style-name="ce62" office:value-type="string" calcext:value-type="string">
            <text:p>Oprocentowanie miesięczne:</text:p>
          </table:table-cell>
          <table:table-cell table:style-name="ce62"/>
          <table:table-cell table:style-name="ce67" office:value-type="percentage" office:value="0.0283" calcext:value-type="percentage">
            <text:p>2,83%</text:p>
          </table:table-cell>
          <table:table-cell table:style-name="ce59" table:number-columns-repeated="3"/>
          <table:table-cell table:number-columns-repeated="1017"/>
        </table:table-row>
        <table:table-row table:style-name="ro1">
          <table:table-cell/>
          <table:table-cell table:style-name="ce59" table:number-columns-repeated="6"/>
          <table:table-cell table:number-columns-repeated="1017"/>
        </table:table-row>
        <table:table-row table:style-name="ro9">
          <table:table-cell/>
          <table:table-cell table:style-name="ce68" office:value-type="string" calcext:value-type="string">
            <text:p>Lp.</text:p>
          </table:table-cell>
          <table:table-cell table:style-name="ce68" office:value-type="string" calcext:value-type="string">
            <text:p>Termin spłaty</text:p>
          </table:table-cell>
          <table:table-cell table:style-name="ce69" office:value-type="string" calcext:value-type="string">
            <text:p>Rata kapitałowa</text:p>
          </table:table-cell>
          <table:table-cell table:style-name="ce68" office:value-type="string" calcext:value-type="string">
            <text:p>Odsetki</text:p>
          </table:table-cell>
          <table:table-cell table:style-name="ce68" office:value-type="string" calcext:value-type="string">
            <text:p>Do zapłaty</text:p>
          </table:table-cell>
          <table:table-cell table:style-name="ce69" office:value-type="string" calcext:value-type="string">
            <text:p>Pozostało do spłaty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" calcext:value-type="float">
            <text:p>1</text:p>
          </table:table-cell>
          <table:table-cell table:style-name="ce71" table:formula="of:=TODAY()" office:value-type="date" office:date-value="2017-11-26" calcext:value-type="date">
            <text:p>26 listopada 2017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D11];[.D15])" office:value-type="float" office:value="84.9" calcext:value-type="float">
            <text:p>84,90 zł</text:p>
          </table:table-cell>
          <table:table-cell table:style-name="ce73" table:formula="of:=SUM([.D18];[.E18])" office:value-type="float" office:value="334.9" calcext:value-type="float">
            <text:p>334,90 zł</text:p>
          </table:table-cell>
          <table:table-cell table:style-name="ce73" table:formula="of:=[.D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2" calcext:value-type="float">
            <text:p>2</text:p>
          </table:table-cell>
          <table:table-cell table:style-name="ce71" table:formula="of:=EDATE([.C18]; 1)" office:value-type="date" office:date-value="2017-12-26" calcext:value-type="date">
            <text:p>26 grudnia 2017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18];[.D15])" office:value-type="float" office:value="77.825" calcext:value-type="float">
            <text:p>77,83 zł</text:p>
          </table:table-cell>
          <table:table-cell table:style-name="ce73" table:formula="of:=SUM([.D19];[.E19])" office:value-type="float" office:value="327.825" calcext:value-type="float">
            <text:p>327,83 zł</text:p>
          </table:table-cell>
          <table:table-cell table:style-name="ce73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3" calcext:value-type="float">
            <text:p>3</text:p>
          </table:table-cell>
          <table:table-cell table:style-name="ce71" table:formula="of:=EDATE([.C19]; 1)" office:value-type="date" office:date-value="2018-01-26" calcext:value-type="date">
            <text:p>26 stycz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19];[.D15])" office:value-type="float" office:value="70.75" calcext:value-type="float">
            <text:p>70,75 zł</text:p>
          </table:table-cell>
          <table:table-cell table:style-name="ce73" table:formula="of:=SUM([.D20];[.E20])" office:value-type="float" office:value="320.75" calcext:value-type="float">
            <text:p>320,75 zł</text:p>
          </table:table-cell>
          <table:table-cell table:style-name="ce73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4" calcext:value-type="float">
            <text:p>4</text:p>
          </table:table-cell>
          <table:table-cell table:style-name="ce71" table:formula="of:=EDATE([.C20]; 1)" office:value-type="date" office:date-value="2018-02-26" calcext:value-type="date">
            <text:p>26 lutego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0];[.D15])" office:value-type="float" office:value="63.675" calcext:value-type="float">
            <text:p>63,68 zł</text:p>
          </table:table-cell>
          <table:table-cell table:style-name="ce73" table:formula="of:=SUM([.D21];[.E21])" office:value-type="float" office:value="313.675" calcext:value-type="float">
            <text:p>313,68 zł</text:p>
          </table:table-cell>
          <table:table-cell table:style-name="ce73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5" calcext:value-type="float">
            <text:p>5</text:p>
          </table:table-cell>
          <table:table-cell table:style-name="ce71" table:formula="of:=EDATE([.C21]; 1)" office:value-type="date" office:date-value="2018-03-26" calcext:value-type="date">
            <text:p>26 marc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1];[.D15])" office:value-type="float" office:value="56.6" calcext:value-type="float">
            <text:p>56,60 zł</text:p>
          </table:table-cell>
          <table:table-cell table:style-name="ce73" table:formula="of:=SUM([.D22];[.E22])" office:value-type="float" office:value="306.6" calcext:value-type="float">
            <text:p>306,60 zł</text:p>
          </table:table-cell>
          <table:table-cell table:style-name="ce73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6" calcext:value-type="float">
            <text:p>6</text:p>
          </table:table-cell>
          <table:table-cell table:style-name="ce71" table:formula="of:=EDATE([.C22]; 1)" office:value-type="date" office:date-value="2018-04-26" calcext:value-type="date">
            <text:p>26 kwiet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2];[.D15])" office:value-type="float" office:value="49.525" calcext:value-type="float">
            <text:p>49,53 zł</text:p>
          </table:table-cell>
          <table:table-cell table:style-name="ce73" table:formula="of:=SUM([.D23];[.E23])" office:value-type="float" office:value="299.525" calcext:value-type="float">
            <text:p>299,53 zł</text:p>
          </table:table-cell>
          <table:table-cell table:style-name="ce73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7" calcext:value-type="float">
            <text:p>7</text:p>
          </table:table-cell>
          <table:table-cell table:style-name="ce71" table:formula="of:=EDATE([.C23]; 1)" office:value-type="date" office:date-value="2018-05-26" calcext:value-type="date">
            <text:p>26 maj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3];[.D15])" office:value-type="float" office:value="42.45" calcext:value-type="float">
            <text:p>42,45 zł</text:p>
          </table:table-cell>
          <table:table-cell table:style-name="ce73" table:formula="of:=SUM([.D24];[.E24])" office:value-type="float" office:value="292.45" calcext:value-type="float">
            <text:p>292,45 zł</text:p>
          </table:table-cell>
          <table:table-cell table:style-name="ce73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8" calcext:value-type="float">
            <text:p>8</text:p>
          </table:table-cell>
          <table:table-cell table:style-name="ce71" table:formula="of:=EDATE([.C24]; 1)" office:value-type="date" office:date-value="2018-06-26" calcext:value-type="date">
            <text:p>26 czerwc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4];[.D15])" office:value-type="float" office:value="35.375" calcext:value-type="float">
            <text:p>35,38 zł</text:p>
          </table:table-cell>
          <table:table-cell table:style-name="ce73" table:formula="of:=SUM([.D25];[.E25])" office:value-type="float" office:value="285.375" calcext:value-type="float">
            <text:p>285,38 zł</text:p>
          </table:table-cell>
          <table:table-cell table:style-name="ce73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9" calcext:value-type="float">
            <text:p>9</text:p>
          </table:table-cell>
          <table:table-cell table:style-name="ce71" table:formula="of:=EDATE([.C25]; 1)" office:value-type="date" office:date-value="2018-07-26" calcext:value-type="date">
            <text:p>26 lipc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5];[.D15])" office:value-type="float" office:value="28.3" calcext:value-type="float">
            <text:p>28,30 zł</text:p>
          </table:table-cell>
          <table:table-cell table:style-name="ce73" table:formula="of:=SUM([.D26];[.E26])" office:value-type="float" office:value="278.3" calcext:value-type="float">
            <text:p>278,30 zł</text:p>
          </table:table-cell>
          <table:table-cell table:style-name="ce73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0" calcext:value-type="float">
            <text:p>10</text:p>
          </table:table-cell>
          <table:table-cell table:style-name="ce71" table:formula="of:=EDATE([.C26]; 1)" office:value-type="date" office:date-value="2018-08-26" calcext:value-type="date">
            <text:p>26 sierp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6];[.D15])" office:value-type="float" office:value="21.225" calcext:value-type="float">
            <text:p>21,23 zł</text:p>
          </table:table-cell>
          <table:table-cell table:style-name="ce73" table:formula="of:=SUM([.D27];[.E27])" office:value-type="float" office:value="271.225" calcext:value-type="float">
            <text:p>271,23 zł</text:p>
          </table:table-cell>
          <table:table-cell table:style-name="ce73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1" calcext:value-type="float">
            <text:p>11</text:p>
          </table:table-cell>
          <table:table-cell table:style-name="ce71" table:formula="of:=EDATE([.C27]; 1)" office:value-type="date" office:date-value="2018-09-26" calcext:value-type="date">
            <text:p>26 wrześni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7];[.D15])" office:value-type="float" office:value="14.15" calcext:value-type="float">
            <text:p>14,15 zł</text:p>
          </table:table-cell>
          <table:table-cell table:style-name="ce73" table:formula="of:=SUM([.D28];[.E28])" office:value-type="float" office:value="264.15" calcext:value-type="float">
            <text:p>264,15 zł</text:p>
          </table:table-cell>
          <table:table-cell table:style-name="ce73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1">
          <table:table-cell/>
          <table:table-cell table:style-name="ce70" office:value-type="float" office:value="12" calcext:value-type="float">
            <text:p>12</text:p>
          </table:table-cell>
          <table:table-cell table:style-name="ce71" table:formula="of:=EDATE([.C28]; 1)" office:value-type="date" office:date-value="2018-10-26" calcext:value-type="date">
            <text:p>26 października 2018</text:p>
          </table:table-cell>
          <table:table-cell table:style-name="ce72" table:formula="of:=[.D11]/[.D12]" office:value-type="float" office:value="250" calcext:value-type="float">
            <text:p>250 zł</text:p>
          </table:table-cell>
          <table:table-cell table:style-name="ce73" table:formula="of:=PRODUCT([.G28];[.D15])" office:value-type="float" office:value="7.075" calcext:value-type="float">
            <text:p>7,08 zł</text:p>
          </table:table-cell>
          <table:table-cell table:style-name="ce73" table:formula="of:=SUM([.D29];[.E29])" office:value-type="float" office:value="257.075" calcext:value-type="float">
            <text:p>257,08 zł</text:p>
          </table:table-cell>
          <table:table-cell table:style-name="ce73" table:formula="of:=[.G28]-[.D28: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">
          <table:table-cell/>
          <table:table-cell table:style-name="ce62" table:number-columns-repeated="2"/>
          <table:table-cell table:style-name="ce62" office:value-type="string" calcext:value-type="string">
            <text:p>RAZEM</text:p>
          </table:table-cell>
          <table:table-cell table:style-name="ce62" table:formula="of:=SUM([.E18:.E29])" office:value-type="float" office:value="551.85" calcext:value-type="float">
            <text:p>551,85</text:p>
          </table:table-cell>
          <table:table-cell table:style-name="ce62" table:formula="of:=SUM([.F18:.F29])" office:value-type="float" office:value="3551.85" calcext:value-type="float">
            <text:p>3551,85</text:p>
          </table:table-cell>
          <table:table-cell table:style-name="ce6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ocent realny:</text:p>
          </table:table-cell>
          <table:table-cell table:formula="of:=[.E30]/[.D11]*100" office:value-type="float" office:value="18.395" calcext:value-type="float">
            <text:p>18,395</text:p>
          </table:table-cell>
          <table:table-cell office:value-type="string" calcext:value-type="string">
            <text:p><text:s text:c="2"/>(tyle procent więcej musiałam zwrócić do banku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9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 CE" svg:font-family="'Arial CE'"/>
    <style:font-face style:name="Arial CE1" svg:font-family="'Arial CE1'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loext:min-decimal-places="2" number:min-integer-digits="1" number:grouping="true"/>
      <number:text> zł </number:text>
    </number:number-style>
    <number:number-style style:name="N110P1" style:volatile="true">
      <number:number number:decimal-places="2" loext:min-decimal-places="2" number:min-integer-digits="1" number:grouping="true"/>
      <number:text> zł </number:text>
    </number:number-style>
    <number:number-style style:name="N110P2" style:volatile="true">
      <number:text>-</number:text>
      <number:number number:decimal-places="0" loext:min-decimal-places="0" number:min-integer-digits="0"/>
      <number:text> zł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number number:decimal-places="2" loext:min-decimal-places="2" number:min-integer-digits="1" number:grouping="true"/>
      <number:text>      </number:text>
    </number:number-style>
    <number:number-style style:name="N113P1" style:volatile="true">
      <number:number number:decimal-places="2" loext:min-decimal-places="2" number:min-integer-digits="1" number:grouping="true"/>
      <number:text>      </number:text>
    </number:number-style>
    <number:number-style style:name="N113P2" style:volatile="true"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8">
      <number:number number:decimal-places="2" loext:min-decimal-places="2" number:min-integer-digits="1" number:grouping="true"/>
      <number:text> zł </number:text>
    </number:number-style>
    <number:number-style style:name="N109">
      <number:text>-</number:text>
      <number:number number:decimal-places="0" loext:min-decimal-places="0" number:min-integer-digits="0"/>
      <number:text> zł </number:text>
    </number:number-style>
    <number:number-style style:name="N111">
      <number:number number:decimal-places="2" loext:min-decimal-places="2" number:min-integer-digits="1" number:grouping="true"/>
      <number:text>      </number:text>
    </number:number-style>
    <number:number-style style:name="N112">
      <number:text>-</number:text>
      <number:number number:decimal-places="0" loext:min-decimal-places="0" number:min-integer-digits="0"/>
      <number:text>      </number:text>
    </number:number-style>
    <number:number-style style:name="N114">
      <number:text>$</number:text>
      <number:number number:decimal-places="2" loext:min-decimal-places="2" number:min-integer-digits="1" number:grouping="true"/>
    </number:number-style>
    <number:number-style style:name="N115">
      <number:number number:decimal-places="2" loext:min-decimal-places="2" number:min-integer-digits="1" number:grouping="true"/>
      <number:text> zł</number:text>
    </number:number-style>
    <number:date-style style:name="N116">
      <number:day/>
      <number:text>.</number:text>
      <number:month/>
      <number:text>.</number:text>
      <number:year number:style="long"/>
    </number:date-style>
    <number:number-style style:name="N117">
      <number:number number:decimal-places="1" loext:min-decimal-places="1" number:min-integer-digits="1"/>
    </number:number-style>
    <number:number-style style:name="N118">
      <number:number number:decimal-places="0" loext:min-decimal-places="0" number:min-integer-digits="1"/>
      <number:text> zł</number:text>
    </number:number-style>
    <number:number-style style:name="N119P0" style:volatile="true">
      <number:number number:decimal-places="0" loext:min-decimal-places="0" number:min-integer-digits="1"/>
      <number:text> zł</number:text>
    </number:number-style>
    <number:number-style style:name="N119">
      <style:text-properties fo:color="#ff0000"/>
      <number:text>-</number:text>
      <number:number number:decimal-places="0" loext:min-decimal-places="0" number:min-integer-digits="1"/>
      <number:text> zł</number:text>
      <style:map style:condition="value()&gt;=0" style:apply-style-name="N119P0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CE" fo:font-family="'Arial CE'" fo:font-size="11pt" style:font-name-asian="Arial CE" style:font-family-asian="'Arial CE'" style:font-size-asian="11pt" style:font-name-complex="Arial CE" style:font-family-complex="'Arial CE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Comma" style:display-name="Excel_BuiltIn_Comma" style:family="table-cell" style:parent-style-name="Default" style:data-style-name="N113">
      <style:table-cell-properties fo:background-color="transparent" style:vertical-align="automatic"/>
      <style:text-properties fo:font-size="10pt" style:font-size-asian="10pt" style:font-size-complex="10pt"/>
    </style:style>
    <style:style style:name="Excel_5f_BuiltIn_5f_Currency" style:display-name="Excel_BuiltIn_Currency" style:family="table-cell" style:parent-style-name="Default" style:data-style-name="N110">
      <style:table-cell-properties fo:background-color="transparent" style:vertical-align="automatic"/>
      <style:text-properties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gradient draw:name="a16" draw:style="axial" draw:start-color="#ffebfa" draw:end-color="#5e9eff" draw:start-intensity="100%" draw:end-intensity="100%" draw:angle="3150" draw:border="0%"/>
    <draw:gradient draw:name="a2" draw:style="axial" draw:start-color="#ffebfa" draw:end-color="#5e9eff" draw:start-intensity="100%" draw:end-intensity="100%" draw:angle="3150" draw:border="0%"/>
    <draw:gradient draw:name="a23" draw:style="axial" draw:start-color="#ffebfa" draw:end-color="#5e9eff" draw:start-intensity="100%" draw:end-intensity="100%" draw:angle="3150" draw:border="0%"/>
    <draw:gradient draw:name="a30" draw:style="axial" draw:start-color="#ffebfa" draw:end-color="#5e9eff" draw:start-intensity="100%" draw:end-intensity="100%" draw:angle="3150" draw:border="0%"/>
    <draw:gradient draw:name="a9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19:12:30.69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meta:initial-creator>Teresa Tatarczyk</meta:initial-creator>
    <meta:creation-date>1998-08-01T18:11:18Z</meta:creation-date>
    <dc:date>2017-11-26T19:14:23.164000000</dc:date>
    <meta:editing-cycles>27</meta:editing-cycles>
    <meta:editing-duration>PT2H31M</meta:editing-duration>
    <meta:document-statistic meta:table-count="14" meta:cell-count="91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24cm" svg:height="7.774cm" xlink:href=".." xlink:type="simple" chart:class="chart:line" chart:style-name="ch1">
        <chart:title svg:x="2.178cm" svg:y="0.291cm" chart:style-name="ch2">
          <text:p>TREND ODSETEK I KWOTY DO ZAPŁATY</text:p>
        </chart:title>
        <chart:legend chart:legend-position="top" svg:x="4.535cm" svg:y="1.281cm" style:legend-expansion="wide" chart:style-name="ch3"/>
        <chart:plot-area chart:style-name="ch4" table:cell-range-address="Kredyt.E18:Kredyt.F29" chart:data-source-has-labels="row" svg:x="0.272cm" svg:y="2.04cm" svg:width="13.08cm" svg:height="5.579cm">
          <chartooo:coordinate-region svg:x="1.962cm" svg:y="2.242cm" svg:width="11.198cm" svg:height="4.7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redyt.E18:Kredyt.E29" loext:label-string="odsetki" chart:class="chart:line">
            <chart:data-point chart:repeated="12"/>
          </chart:series>
          <chart:series chart:style-name="ch9" chart:values-cell-range-address="Kredyt.F18:Kredyt.F29" loext:label-string="zapłata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</table:table-cell>
              <table:table-cell office:value-type="string">
                <text:p>zapł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